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あんまり">
            <text:p>あんまり</text:p>
          </table:table-cell>
          <table:table-cell office:value-type="string" office:value="あんまり">
            <text:p>あんまり</text:p>
          </table:table-cell>
          <table:table-cell office:value-type="string" office:value="(not) that much, (not) so much">
            <text:p>(not) that much, (not) so muc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れはあんまり好きじゃないな。">
            <text:p>これはあんまり好きじゃないな。</text:p>
          </table:table-cell>
          <table:table-cell office:value-type="string" office:value="これ は あんまり すき じゃ ない な。">
            <text:p>これ は あんまり すき じゃ ない な。</text:p>
          </table:table-cell>
          <table:table-cell office:value-type="string" office:value="I don't like this very much.">
            <text:p>I don't like this very much.</text:p>
          </table:table-cell>
          <table:table-cell office:value-type="string" office:value="このドラマはあんまり面白くない。">
            <text:p>このドラマはあんまり面白くない。</text:p>
          </table:table-cell>
          <table:table-cell office:value-type="string" office:value="この ドラマ は あんまり おもしろくない。">
            <text:p>この ドラマ は あんまり おもしろくない。</text:p>
          </table:table-cell>
          <table:table-cell office:value-type="string" office:value="This drama isn't so interesting.">
            <text:p>This drama isn't so interesting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3">
            <text:p>3</text:p>
          </table:table-cell>
        </table:table-row>
        <table:table-row>
          <table:table-cell office:value-type="string" office:value="いきなり">
            <text:p>いきなり</text:p>
          </table:table-cell>
          <table:table-cell office:value-type="string" office:value="いきなり">
            <text:p>いきなり</text:p>
          </table:table-cell>
          <table:table-cell office:value-type="string" office:value="all of a sudden, abruptly">
            <text:p>all of a sudden, abrupt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後ろからいきなり肩をたたかれた。">
            <text:p>後ろからいきなり肩をたたかれた。</text:p>
          </table:table-cell>
          <table:table-cell office:value-type="string" office:value="うしろ から いきなり かた を たたかれた。">
            <text:p>うしろ から いきなり かた を たたかれた。</text:p>
          </table:table-cell>
          <table:table-cell office:value-type="string" office:value="Someone tapped on my shoulder from behind all of a sudden.">
            <text:p>Someone tapped on my shoulder from behind all of a sudden.</text:p>
          </table:table-cell>
          <table:table-cell office:value-type="string" office:value="知らない人からいきなりメールが来て驚きました。">
            <text:p>知らない人からいきなりメールが来て驚きました。</text:p>
          </table:table-cell>
          <table:table-cell office:value-type="string" office:value="しらない ひと から いきなり メール が きて おどろきました。">
            <text:p>しらない ひと から いきなり メール が きて おどろきました。</text:p>
          </table:table-cell>
          <table:table-cell office:value-type="string" office:value="I was surprised to get an e-mail from a stranger.">
            <text:p>I was surprised to get an e-mail from a stranger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">
            <text:p>4</text:p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</table:table-row>
        <table:table-row>
          <table:table-cell office:value-type="string" office:value="表">
            <text:p>表</text:p>
          </table:table-cell>
          <table:table-cell office:value-type="string" office:value="おもて">
            <text:p>おもて</text:p>
          </table:table-cell>
          <table:table-cell office:value-type="string" office:value="front, outside">
            <text:p>front, out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表に人が来ています。">
            <text:p>表に人が来ています。</text:p>
          </table:table-cell>
          <table:table-cell office:value-type="string" office:value="おもて に ひと が きて います。">
            <text:p>おもて に ひと が きて います。</text:p>
          </table:table-cell>
          <table:table-cell office:value-type="string" office:value="There's someone at the front door.">
            <text:p>There's someone at the front door.</text:p>
          </table:table-cell>
          <table:table-cell office:value-type="string" office:value="表に救急車が止まっています。">
            <text:p>表に救急車が止まっています。</text:p>
          </table:table-cell>
          <table:table-cell office:value-type="string" office:value="おもて に きゅうきゅうしゃ が とまって います。">
            <text:p>おもて に きゅうきゅうしゃ が とまって います。</text:p>
          </table:table-cell>
          <table:table-cell office:value-type="string" office:value="An ambulance is parked outside.">
            <text:p>An ambulance is parked outside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9">
            <text:p>9</text:p>
          </table:table-cell>
        </table:table-row>
        <table:table-row>
          <table:table-cell office:value-type="string" office:value="汚れ">
            <text:p>汚れ</text:p>
          </table:table-cell>
          <table:table-cell office:value-type="string" office:value="よごれ">
            <text:p>よごれ</text:p>
          </table:table-cell>
          <table:table-cell office:value-type="string" office:value="dirt, blot">
            <text:p>dirt, blo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靴の汚れを落としました。">
            <text:p>靴の汚れを落としました。</text:p>
          </table:table-cell>
          <table:table-cell office:value-type="string" office:value="くつ の よごれ を おとしました。">
            <text:p>くつ の よごれ を おとしました。</text:p>
          </table:table-cell>
          <table:table-cell office:value-type="string" office:value="I cleaned the dirt off the shoes.">
            <text:p>I cleaned the dirt off the shoes.</text:p>
          </table:table-cell>
          <table:table-cell office:value-type="string" office:value="この汚れはなかなか落ちません。">
            <text:p>この汚れはなかなか落ちません。</text:p>
          </table:table-cell>
          <table:table-cell office:value-type="string" office:value="この よごれ は なかなか おちません。">
            <text:p>この よごれ は なかなか おちません。</text:p>
          </table:table-cell>
          <table:table-cell office:value-type="string" office:value="This dirt doesn't come off easily.">
            <text:p>This dirt doesn't come off easily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">
            <text:p>10</text:p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</table:table-row>
        <table:table-row>
          <table:table-cell office:value-type="string" office:value="間">
            <text:p>間</text:p>
          </table:table-cell>
          <table:table-cell office:value-type="string" office:value="あいだ">
            <text:p>あいだ</text:p>
          </table:table-cell>
          <table:table-cell office:value-type="string" office:value="interval, space between things">
            <text:p>interval, space between thing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雲の間から月が出た。">
            <text:p>雲の間から月が出た。</text:p>
          </table:table-cell>
          <table:table-cell office:value-type="string" office:value="くも の あいだ から つき が でた。">
            <text:p>くも の あいだ から つき が でた。</text:p>
          </table:table-cell>
          <table:table-cell office:value-type="string" office:value="The moon came out from between the clouds.">
            <text:p>The moon came out from between the clouds.</text:p>
          </table:table-cell>
          <table:table-cell office:value-type="string" office:value="その犬は木と木の間に隠れていました。">
            <text:p>その犬は木と木の間に隠れていました。</text:p>
          </table:table-cell>
          <table:table-cell office:value-type="string" office:value="その いぬ は き と き の あいだ に かくれて いました。">
            <text:p>その いぬ は き と き の あいだ に かくれて いました。</text:p>
          </table:table-cell>
          <table:table-cell office:value-type="string" office:value="The dog was hiding among the trees.">
            <text:p>The dog was hiding among the tree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15">
            <text:p>15</text:p>
          </table:table-cell>
        </table:table-row>
        <table:table-row>
          <table:table-cell office:value-type="string" office:value="紫">
            <text:p>紫</text:p>
          </table:table-cell>
          <table:table-cell office:value-type="string" office:value="むらさき">
            <text:p>むらさき</text:p>
          </table:table-cell>
          <table:table-cell office:value-type="string" office:value="purple">
            <text:p>purp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紫のドレスを着ていた。">
            <text:p>彼女は紫のドレスを着ていた。</text:p>
          </table:table-cell>
          <table:table-cell office:value-type="string" office:value="かのじょ は むらさき の ドレス を きて いた。">
            <text:p>かのじょ は むらさき の ドレス を きて いた。</text:p>
          </table:table-cell>
          <table:table-cell office:value-type="string" office:value="She wore a purple dress.">
            <text:p>She wore a purple dress.</text:p>
          </table:table-cell>
          <table:table-cell office:value-type="string" office:value="私は紫の車が欲しいが、妻が反対している。">
            <text:p>私は紫の車が欲しいが、妻が反対している。</text:p>
          </table:table-cell>
          <table:table-cell office:value-type="string" office:value="わたし は むらさき の くるま が ほしい が、つま が はんたい して いる。">
            <text:p>わたし は むらさき の くるま が ほしい が、つま が はんたい して いる。</text:p>
          </table:table-cell>
          <table:table-cell office:value-type="string" office:value="I want a purple car, but my wife is against that.">
            <text:p>I want a purple car, but my wife is against that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">
            <text:p>16</text:p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</table:table-row>
        <table:table-row>
          <table:table-cell office:value-type="string" office:value="灰色">
            <text:p>灰色</text:p>
          </table:table-cell>
          <table:table-cell office:value-type="string" office:value="はいいろ">
            <text:p>はいいろ</text:p>
          </table:table-cell>
          <table:table-cell office:value-type="string" office:value="ash color, gray">
            <text:p>ash color, gr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の空は灰色だ。">
            <text:p>今日の空は灰色だ。</text:p>
          </table:table-cell>
          <table:table-cell office:value-type="string" office:value="きょう の そら は はいいろ だ。">
            <text:p>きょう の そら は はいいろ だ。</text:p>
          </table:table-cell>
          <table:table-cell office:value-type="string" office:value="The sky's gray today.">
            <text:p>The sky's gray today.</text:p>
          </table:table-cell>
          <table:table-cell office:value-type="string" office:value="今日は灰色のスーツを選びました。">
            <text:p>今日は灰色のスーツを選びました。</text:p>
          </table:table-cell>
          <table:table-cell office:value-type="string" office:value="きょう は はいいろ の スーツ を えらびました。">
            <text:p>きょう は はいいろ の スーツ を えらびました。</text:p>
          </table:table-cell>
          <table:table-cell office:value-type="string" office:value="Today I chose a gray suit.">
            <text:p>Today I chose a gray suit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21">
            <text:p>21</text:p>
          </table:table-cell>
        </table:table-row>
        <table:table-row>
          <table:table-cell office:value-type="string" office:value="血">
            <text:p>血</text:p>
          </table:table-cell>
          <table:table-cell office:value-type="string" office:value="ち">
            <text:p>ち</text:p>
          </table:table-cell>
          <table:table-cell office:value-type="string" office:value="blood (colloquial)">
            <text:p>blood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血が出ていますよ。">
            <text:p>血が出ていますよ。</text:p>
          </table:table-cell>
          <table:table-cell office:value-type="string" office:value="ち が でて います よ。">
            <text:p>ち が でて います よ。</text:p>
          </table:table-cell>
          <table:table-cell office:value-type="string" office:value="You're bleeding.">
            <text:p>You're bleeding.</text:p>
          </table:table-cell>
          <table:table-cell office:value-type="string" office:value="彼は血を見て驚いた。">
            <text:p>彼は血を見て驚いた。</text:p>
          </table:table-cell>
          <table:table-cell office:value-type="string" office:value="かれ は ち を みて おどろいた。">
            <text:p>かれ は ち を みて おどろいた。</text:p>
          </table:table-cell>
          <table:table-cell office:value-type="string" office:value="He was surprised to see blood.">
            <text:p>He was surprised to see blood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">
            <text:p>22</text:p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</table:table-row>
        <table:table-row>
          <table:table-cell office:value-type="string" office:value="顎">
            <text:p>顎</text:p>
          </table:table-cell>
          <table:table-cell office:value-type="string" office:value="あご">
            <text:p>あご</text:p>
          </table:table-cell>
          <table:table-cell office:value-type="string" office:value="jaw, chin">
            <text:p>jaw, ch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顎が痛い。">
            <text:p>顎が痛い。</text:p>
          </table:table-cell>
          <table:table-cell office:value-type="string" office:value="あご が いたい。">
            <text:p>あご が いたい。</text:p>
          </table:table-cell>
          <table:table-cell office:value-type="string" office:value="My jaw hurts.">
            <text:p>My jaw hurts.</text:p>
          </table:table-cell>
          <table:table-cell office:value-type="string" office:value="顎にごはんが付いていますよ。">
            <text:p>顎にごはんが付いていますよ。</text:p>
          </table:table-cell>
          <table:table-cell office:value-type="string" office:value="あご に ごはん が ついて います よ 。">
            <text:p>あご に ごはん が ついて います よ 。</text:p>
          </table:table-cell>
          <table:table-cell office:value-type="string" office:value="You've got (a grain of) rice on your chin.">
            <text:p>You've got (a grain of) rice on your chin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27">
            <text:p>27</text:p>
          </table:table-cell>
        </table:table-row>
        <table:table-row>
          <table:table-cell office:value-type="string" office:value="始めに">
            <text:p>始めに</text:p>
          </table:table-cell>
          <table:table-cell office:value-type="string" office:value="はじめに">
            <text:p>はじめに</text:p>
          </table:table-cell>
          <table:table-cell office:value-type="string" office:value="in the beginning">
            <text:p>in the beginning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始めにスープが出ます。">
            <text:p>始めにスープが出ます。</text:p>
          </table:table-cell>
          <table:table-cell office:value-type="string" office:value="はじめ に スープ が でます。">
            <text:p>はじめ に スープ が でます。</text:p>
          </table:table-cell>
          <table:table-cell office:value-type="string" office:value="Soup will be served in the beginning.">
            <text:p>Soup will be served in the beginning.</text:p>
          </table:table-cell>
          <table:table-cell office:value-type="string" office:value="始めに会長が挨拶した。">
            <text:p>始めに会長が挨拶した。</text:p>
          </table:table-cell>
          <table:table-cell office:value-type="string" office:value="はじめ に かいちょう が あいさつ した。">
            <text:p>はじめ に かいちょう が あいさつ した。</text:p>
          </table:table-cell>
          <table:table-cell office:value-type="string" office:value="First was the president's greeting.">
            <text:p>First was the president's greeting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</table:table-row>
        <table:table-row>
          <table:table-cell office:value-type="string" office:value="暖まる">
            <text:p>暖まる</text:p>
          </table:table-cell>
          <table:table-cell office:value-type="string" office:value="あたたまる">
            <text:p>あたたまる</text:p>
          </table:table-cell>
          <table:table-cell office:value-type="string" office:value="get warm (air, atmosphere, etc.)">
            <text:p>get warm (air, atmosphere, etc.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まだ部屋が暖まらない。">
            <text:p>まだ部屋が暖まらない。</text:p>
          </table:table-cell>
          <table:table-cell office:value-type="string" office:value="まだ へや が あたたまらない。">
            <text:p>まだ へや が あたたまらない。</text:p>
          </table:table-cell>
          <table:table-cell office:value-type="string" office:value="The room hasn't warmed up yet.">
            <text:p>The room hasn't warmed up yet.</text:p>
          </table:table-cell>
          <table:table-cell office:value-type="string" office:value="早くお風呂に入って暖まりたい。">
            <text:p>早くお風呂に入って暖まりたい。</text:p>
          </table:table-cell>
          <table:table-cell office:value-type="string" office:value="はやく おふろ に はいって あたたまりたい。">
            <text:p>はやく おふろ に はいって あたたまりたい。</text:p>
          </table:table-cell>
          <table:table-cell office:value-type="string" office:value="I can't wait to take a bath and warm up.">
            <text:p>I can't wait to take a bath and warm up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</table:table-row>
        <table:table-row>
          <table:table-cell office:value-type="string" office:value="お世辞">
            <text:p>お世辞</text:p>
          </table:table-cell>
          <table:table-cell office:value-type="string" office:value="おせじ">
            <text:p>おせじ</text:p>
          </table:table-cell>
          <table:table-cell office:value-type="string" office:value="compliment, flattery">
            <text:p>compliment, flatte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お世辞を言うのが上手い。">
            <text:p>彼はお世辞を言うのが上手い。</text:p>
          </table:table-cell>
          <table:table-cell office:value-type="string" office:value="かれ は おせじ を いう の が うまい。">
            <text:p>かれ は おせじ を いう の が うまい。</text:p>
          </table:table-cell>
          <table:table-cell office:value-type="string" office:value="He is good at flattering people.">
            <text:p>He is good at flattering people.</text:p>
          </table:table-cell>
          <table:table-cell office:value-type="string" office:value="うちの子はお世辞にも絵が上手いとは言えません。">
            <text:p>うちの子はお世辞にも絵が上手いとは言えません。</text:p>
          </table:table-cell>
          <table:table-cell office:value-type="string" office:value="うち の こ は おせじ に も え が うまい と は いえません。">
            <text:p>うち の こ は おせじ に も え が うまい と は いえません。</text:p>
          </table:table-cell>
          <table:table-cell office:value-type="string" office:value="We cannot say that our child is good at drawing even as a compliment.">
            <text:p>We cannot say that our child is good at drawing even as a compliment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</table:table-row>
        <table:table-row>
          <table:table-cell office:value-type="string" office:value="袋">
            <text:p>袋</text:p>
          </table:table-cell>
          <table:table-cell office:value-type="string" office:value="ふくろ">
            <text:p>ふくろ</text:p>
          </table:table-cell>
          <table:table-cell office:value-type="string" office:value="bag, sack">
            <text:p>bag, sa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袋は要りません。">
            <text:p>袋は要りません。</text:p>
          </table:table-cell>
          <table:table-cell office:value-type="string" office:value="ふくろ は いりません。">
            <text:p>ふくろ は いりません。</text:p>
          </table:table-cell>
          <table:table-cell office:value-type="string" office:value="I don't need a bag.">
            <text:p>I don't need a bag.</text:p>
          </table:table-cell>
          <table:table-cell office:value-type="string" office:value="お菓子を入れる袋を持ってきてください。">
            <text:p>お菓子を入れる袋を持ってきてください。</text:p>
          </table:table-cell>
          <table:table-cell office:value-type="string" office:value="おかし を いれる ふくろ を もって きて ください。">
            <text:p>おかし を いれる ふくろ を もって きて ください。</text:p>
          </table:table-cell>
          <table:table-cell office:value-type="string" office:value="Please bring a bag to put snack in.">
            <text:p>Please bring a bag to put snack in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39">
            <text:p>39</text:p>
          </table:table-cell>
        </table:table-row>
        <table:table-row>
          <table:table-cell office:value-type="string" office:value="長袖">
            <text:p>長袖</text:p>
          </table:table-cell>
          <table:table-cell office:value-type="string" office:value="ながそで">
            <text:p>ながそで</text:p>
          </table:table-cell>
          <table:table-cell office:value-type="string" office:value="long sleeves">
            <text:p>long sleev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寒いので長袖を着ました。">
            <text:p>今日は寒いので長袖を着ました。</text:p>
          </table:table-cell>
          <table:table-cell office:value-type="string" office:value="きょう は さむい ので ながそで を きました。">
            <text:p>きょう は さむい ので ながそで を きました。</text:p>
          </table:table-cell>
          <table:table-cell office:value-type="string" office:value="I put on a long-sleeved shirt because it's cold today.">
            <text:p>I put on a long-sleeved shirt because it's cold today.</text:p>
          </table:table-cell>
          <table:table-cell office:value-type="string" office:value="山に行くなら夏でも長袖が必要です。">
            <text:p>山に行くなら夏でも長袖が必要です。</text:p>
          </table:table-cell>
          <table:table-cell office:value-type="string" office:value="やま に いく なら なつ で も ながそで が ひつよう です。">
            <text:p>やま に いく なら なつ で も ながそで が ひつよう です。</text:p>
          </table:table-cell>
          <table:table-cell office:value-type="string" office:value="If you go to a mountain, you need clothes with long sleeves even in summer.">
            <text:p>If you go to a mountain, you need clothes with long sleeves even in summer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</table:table-row>
        <table:table-row>
          <table:table-cell office:value-type="string" office:value="半袖">
            <text:p>半袖</text:p>
          </table:table-cell>
          <table:table-cell office:value-type="string" office:value="はんそで">
            <text:p>はんそで</text:p>
          </table:table-cell>
          <table:table-cell office:value-type="string" office:value="short sleeves">
            <text:p>short sleev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、半袖のシャツを着よう。">
            <text:p>今日は、半袖のシャツを着よう。</text:p>
          </table:table-cell>
          <table:table-cell office:value-type="string" office:value="きょう は、はんそで の シャツ を きよう。">
            <text:p>きょう は、はんそで の シャツ を きよう。</text:p>
          </table:table-cell>
          <table:table-cell office:value-type="string" office:value="I'll put on a short-sleeved shirt today.">
            <text:p>I'll put on a short-sleeved shirt today.</text:p>
          </table:table-cell>
          <table:table-cell office:value-type="string" office:value="半袖で寒くないんですか。">
            <text:p>半袖で寒くないんですか。</text:p>
          </table:table-cell>
          <table:table-cell office:value-type="string" office:value="はんそで で さむくない ん です か。">
            <text:p>はんそで で さむくない ん です か。</text:p>
          </table:table-cell>
          <table:table-cell office:value-type="string" office:value="Aren't you cold, wearing clothes with short sleeves?">
            <text:p>Aren't you cold, wearing clothes with short sleeves?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</table:table-row>
        <table:table-row>
          <table:table-cell office:value-type="string" office:value="形">
            <text:p>形</text:p>
          </table:table-cell>
          <table:table-cell office:value-type="string" office:value="かたち">
            <text:p>かたち</text:p>
          </table:table-cell>
          <table:table-cell office:value-type="string" office:value="shape, form">
            <text:p>shape, for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椅子は変わった形をしている。">
            <text:p>その椅子は変わった形をしている。</text:p>
          </table:table-cell>
          <table:table-cell office:value-type="string" office:value="その いす は かわった かたち を して いる。">
            <text:p>その いす は かわった かたち を して いる。</text:p>
          </table:table-cell>
          <table:table-cell office:value-type="string" office:value="That chair has an unusual shape.">
            <text:p>That chair has an unusual shape.</text:p>
          </table:table-cell>
          <table:table-cell office:value-type="string" office:value="娘が色々な形のクッキーを焼いた。">
            <text:p>娘が色々な形のクッキーを焼いた。</text:p>
          </table:table-cell>
          <table:table-cell office:value-type="string" office:value="むすめ が いろいろな かたち の クッキー を やいた。">
            <text:p>むすめ が いろいろな かたち の クッキー を やいた。</text:p>
          </table:table-cell>
          <table:table-cell office:value-type="string" office:value="My daughter baked cookies in various shapes.">
            <text:p>My daughter baked cookies in various shape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</table:table-row>
        <table:table-row>
          <table:table-cell office:value-type="string" office:value="景色">
            <text:p>景色</text:p>
          </table:table-cell>
          <table:table-cell office:value-type="string" office:value="けしき">
            <text:p>けしき</text:p>
          </table:table-cell>
          <table:table-cell office:value-type="string" office:value="natural scenery or landscape">
            <text:p>natural scenery or landscap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は景色が綺麗ですね。">
            <text:p>ここは景色が綺麗ですね。</text:p>
          </table:table-cell>
          <table:table-cell office:value-type="string" office:value="ここ は けしき が きれい です ね。">
            <text:p>ここ は けしき が きれい です ね。</text:p>
          </table:table-cell>
          <table:table-cell office:value-type="string" office:value="The scenery here is beautiful.">
            <text:p>The scenery here is beautiful.</text:p>
          </table:table-cell>
          <table:table-cell office:value-type="string" office:value="素晴らしい景色ですね。">
            <text:p>素晴らしい景色ですね。</text:p>
          </table:table-cell>
          <table:table-cell office:value-type="string" office:value="すばらしい けしき です ね。">
            <text:p>すばらしい けしき です ね。</text:p>
          </table:table-cell>
          <table:table-cell office:value-type="string" office:value="This is wonderful scenery.">
            <text:p>This is wonderful scenery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</table:table-row>
        <table:table-row>
          <table:table-cell office:value-type="string" office:value="ざあざあ">
            <text:p>ざあざあ</text:p>
          </table:table-cell>
          <table:table-cell office:value-type="string" office:value="ざあざあ">
            <text:p>ざあざあ</text:p>
          </table:table-cell>
          <table:table-cell office:value-type="string" office:value="pouring">
            <text:p>pouring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雨がざあざあ降っている。">
            <text:p>雨がざあざあ降っている。</text:p>
          </table:table-cell>
          <table:table-cell office:value-type="string" office:value="あめ が ざあざあ ふって いる。">
            <text:p>あめ が ざあざあ ふって いる。</text:p>
          </table:table-cell>
          <table:table-cell office:value-type="string" office:value="It's pouring.">
            <text:p>It's pouring.</text:p>
          </table:table-cell>
          <table:table-cell office:value-type="string" office:value="今日はざあざあ降りになりました。">
            <text:p>今日はざあざあ降りになりました。</text:p>
          </table:table-cell>
          <table:table-cell office:value-type="string" office:value="きょう は ざあざあ ぶり に なりました。">
            <text:p>きょう は ざあざあ ぶり に なりました。</text:p>
          </table:table-cell>
          <table:table-cell office:value-type="string" office:value="It was pouring today.">
            <text:p>It was pouring today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</table:table-row>
        <table:table-row>
          <table:table-cell office:value-type="string" office:value="再来月">
            <text:p>再来月</text:p>
          </table:table-cell>
          <table:table-cell office:value-type="string" office:value="さらいげつ">
            <text:p>さらいげつ</text:p>
          </table:table-cell>
          <table:table-cell office:value-type="string" office:value="the month after next">
            <text:p>the month after nex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再来月まで予約でいっぱいです。">
            <text:p>再来月まで予約でいっぱいです。</text:p>
          </table:table-cell>
          <table:table-cell office:value-type="string" office:value="さらいげつ まで よやく で いっぱい です。">
            <text:p>さらいげつ まで よやく で いっぱい です。</text:p>
          </table:table-cell>
          <table:table-cell office:value-type="string" office:value="We're fully booked until the month after the next.">
            <text:p>We're fully booked until the month after the next.</text:p>
          </table:table-cell>
          <table:table-cell office:value-type="string" office:value="再来月、また病院に行かないといけません。">
            <text:p>再来月、また病院に行かないといけません。</text:p>
          </table:table-cell>
          <table:table-cell office:value-type="string" office:value="さらいげつ、また びょういん に いかない と いけません。">
            <text:p>さらいげつ、また びょういん に いかない と いけません。</text:p>
          </table:table-cell>
          <table:table-cell office:value-type="string" office:value="I have to go to the hospital again the month after next.">
            <text:p>I have to go to the hospital again the month after next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</table:table-row>
        <table:table-row>
          <table:table-cell office:value-type="string" office:value="泊める">
            <text:p>泊める</text:p>
          </table:table-cell>
          <table:table-cell office:value-type="string" office:value="とめる">
            <text:p>とめる</text:p>
          </table:table-cell>
          <table:table-cell office:value-type="string" office:value="let (someone) stay over">
            <text:p>let (someone) stay ov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友達をうちに泊めてあげました。">
            <text:p>友達をうちに泊めてあげました。</text:p>
          </table:table-cell>
          <table:table-cell office:value-type="string" office:value="ともだち を うち に とめて あげました。">
            <text:p>ともだち を うち に とめて あげました。</text:p>
          </table:table-cell>
          <table:table-cell office:value-type="string" office:value="I let my friend stay over at my house.">
            <text:p>I let my friend stay over at my house.</text:p>
          </table:table-cell>
          <table:table-cell office:value-type="string" office:value="一晩泊めてください。">
            <text:p>一晩泊めてください。</text:p>
          </table:table-cell>
          <table:table-cell office:value-type="string" office:value="ひと ばん とめて ください。">
            <text:p>ひと ばん とめて ください。</text:p>
          </table:table-cell>
          <table:table-cell office:value-type="string" office:value="Please let me stay over for one night.">
            <text:p>Please let me stay over for one night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</table:table-row>
        <table:table-row>
          <table:table-cell office:value-type="string" office:value="叱る">
            <text:p>叱る</text:p>
          </table:table-cell>
          <table:table-cell office:value-type="string" office:value="しかる">
            <text:p>しかる</text:p>
          </table:table-cell>
          <table:table-cell office:value-type="string" office:value="scold, reprimand">
            <text:p>scold, reprima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父親が子供を叱っている。">
            <text:p>父親が子供を叱っている。</text:p>
          </table:table-cell>
          <table:table-cell office:value-type="string" office:value="ちちおや が こども を しかって いる。">
            <text:p>ちちおや が こども を しかって いる。</text:p>
          </table:table-cell>
          <table:table-cell office:value-type="string" office:value="The father is scolding his child.">
            <text:p>The father is scolding his child.</text:p>
          </table:table-cell>
          <table:table-cell office:value-type="string" office:value="今日も先生に叱られました。">
            <text:p>今日も先生に叱られました。</text:p>
          </table:table-cell>
          <table:table-cell office:value-type="string" office:value="きょう も せんせい に しかられました。">
            <text:p>きょう も せんせい に しかられました。</text:p>
          </table:table-cell>
          <table:table-cell office:value-type="string" office:value="I was scolded by the teacher today, too.">
            <text:p>I was scolded by the teacher today, too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</table:table-row>
        <table:table-row>
          <table:table-cell office:value-type="string" office:value="騒ぐ">
            <text:p>騒ぐ</text:p>
          </table:table-cell>
          <table:table-cell office:value-type="string" office:value="さわぐ">
            <text:p>さわぐ</text:p>
          </table:table-cell>
          <table:table-cell office:value-type="string" office:value="make a noise, make a racket">
            <text:p>make a noise, make a racke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電車の中で騒がないでください。">
            <text:p>電車の中で騒がないでください。</text:p>
          </table:table-cell>
          <table:table-cell office:value-type="string" office:value="でんしゃ の なか で さわがないで ください。">
            <text:p>でんしゃ の なか で さわがないで ください。</text:p>
          </table:table-cell>
          <table:table-cell office:value-type="string" office:value="Please don't make a racket in the train.">
            <text:p>Please don't make a racket in the train.</text:p>
          </table:table-cell>
          <table:table-cell office:value-type="string" office:value="電車で子供が騒いでいた。">
            <text:p>電車で子供が騒いでいた。</text:p>
          </table:table-cell>
          <table:table-cell office:value-type="string" office:value="でんしゃ で こども が さわいで いた。">
            <text:p>でんしゃ で こども が さわいで いた。</text:p>
          </table:table-cell>
          <table:table-cell office:value-type="string" office:value="Kids were making a racket in the train.">
            <text:p>Kids were making a racket in the train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</table:table-row>
        <table:table-row>
          <table:table-cell office:value-type="string" office:value="車道">
            <text:p>車道</text:p>
          </table:table-cell>
          <table:table-cell office:value-type="string" office:value="しゃどう">
            <text:p>しゃどう</text:p>
          </table:table-cell>
          <table:table-cell office:value-type="string" office:value="road, roadway (for cars)">
            <text:p>road, roadway (for car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車道の工事が始まりました。">
            <text:p>車道の工事が始まりました。</text:p>
          </table:table-cell>
          <table:table-cell office:value-type="string" office:value="しゃどう の こうじ が はじまりました。">
            <text:p>しゃどう の こうじ が はじまりました。</text:p>
          </table:table-cell>
          <table:table-cell office:value-type="string" office:value="The road construction has started.">
            <text:p>The road construction has started.</text:p>
          </table:table-cell>
          <table:table-cell office:value-type="string" office:value="自転車で車道を走るのは怖いです。">
            <text:p>自転車で車道を走るのは怖いです。</text:p>
          </table:table-cell>
          <table:table-cell office:value-type="string" office:value="じてんしゃ で しゃどう を はしる の は こわい です。">
            <text:p>じてんしゃ で しゃどう を はしる の は こわい です。</text:p>
          </table:table-cell>
          <table:table-cell office:value-type="string" office:value="It's scary to ride a bicycle on a car lane.">
            <text:p>It's scary to ride a bicycle on a car lane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</table:table-row>
        <table:table-row>
          <table:table-cell office:value-type="string" office:value="掃除機">
            <text:p>掃除機</text:p>
          </table:table-cell>
          <table:table-cell office:value-type="string" office:value="そうじき">
            <text:p>そうじき</text:p>
          </table:table-cell>
          <table:table-cell office:value-type="string" office:value="vacuum cleaner">
            <text:p>vacuum clean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掃除機が壊れた。">
            <text:p>掃除機が壊れた。</text:p>
          </table:table-cell>
          <table:table-cell office:value-type="string" office:value="そうじき が こわれた。">
            <text:p>そうじき が こわれた。</text:p>
          </table:table-cell>
          <table:table-cell office:value-type="string" office:value="The vacuum cleaner broke.">
            <text:p>The vacuum cleaner broke.</text:p>
          </table:table-cell>
          <table:table-cell office:value-type="string" office:value="母は毎日掃除機をかけます。">
            <text:p>母は毎日掃除機をかけます。</text:p>
          </table:table-cell>
          <table:table-cell office:value-type="string" office:value="はは は まいにち そうじき を かけます。">
            <text:p>はは は まいにち そうじき を かけます。</text:p>
          </table:table-cell>
          <table:table-cell office:value-type="string" office:value="My mother vacuums the floor every day.">
            <text:p>My mother vacuums the floor every day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</table:table-row>
        <table:table-row>
          <table:table-cell office:value-type="string" office:value="剃る">
            <text:p>剃る</text:p>
          </table:table-cell>
          <table:table-cell office:value-type="string" office:value="そる">
            <text:p>そる</text:p>
          </table:table-cell>
          <table:table-cell office:value-type="string" office:value="shave">
            <text:p>sha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父は毎日髭を剃ります。">
            <text:p>父は毎日髭を剃ります。</text:p>
          </table:table-cell>
          <table:table-cell office:value-type="string" office:value="ちち は まいにち ひげ を そります。">
            <text:p>ちち は まいにち ひげ を そります。</text:p>
          </table:table-cell>
          <table:table-cell office:value-type="string" office:value="My father shaves every day.">
            <text:p>My father shaves every day.</text:p>
          </table:table-cell>
          <table:table-cell office:value-type="string" office:value="床屋で顔を剃ってもらいました。">
            <text:p>床屋で顔を剃ってもらいました。</text:p>
          </table:table-cell>
          <table:table-cell office:value-type="string" office:value="とこや で かお を そって もらいました。">
            <text:p>とこや で かお を そって もらいました。</text:p>
          </table:table-cell>
          <table:table-cell office:value-type="string" office:value="I had my face shaved at a barber.">
            <text:p>I had my face shaved at a barber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</table:table-row>
        <table:table-row>
          <table:table-cell office:value-type="string" office:value="貼る">
            <text:p>貼る</text:p>
          </table:table-cell>
          <table:table-cell office:value-type="string" office:value="はる">
            <text:p>はる</text:p>
          </table:table-cell>
          <table:table-cell office:value-type="string" office:value="stick, paste, put">
            <text:p>stick, paste, pu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机にシールを貼った。">
            <text:p>机にシールを貼った。</text:p>
          </table:table-cell>
          <table:table-cell office:value-type="string" office:value="つくえ に シール を はった。">
            <text:p>つくえ に シール を はった。</text:p>
          </table:table-cell>
          <table:table-cell office:value-type="string" office:value="I put a sticker on the desk.">
            <text:p>I put a sticker on the desk.</text:p>
          </table:table-cell>
          <table:table-cell office:value-type="string" office:value="ここに切手を貼ってください。">
            <text:p>ここに切手を貼ってください。</text:p>
          </table:table-cell>
          <table:table-cell office:value-type="string" office:value="ここ に きって を はって ください。">
            <text:p>ここ に きって を はって ください。</text:p>
          </table:table-cell>
          <table:table-cell office:value-type="string" office:value="Please stick a stamp here.">
            <text:p>Please stick a stamp here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</table:table-row>
        <table:table-row>
          <table:table-cell office:value-type="string" office:value="台">
            <text:p>台</text:p>
          </table:table-cell>
          <table:table-cell office:value-type="string" office:value="だい">
            <text:p>だい</text:p>
          </table:table-cell>
          <table:table-cell office:value-type="string" office:value="stand, table">
            <text:p>stand, tab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こにちょうど良い台がある。">
            <text:p>そこにちょうど良い台がある。</text:p>
          </table:table-cell>
          <table:table-cell office:value-type="string" office:value="そこ に ちょうど いい だい が ある。">
            <text:p>そこ に ちょうど いい だい が ある。</text:p>
          </table:table-cell>
          <table:table-cell office:value-type="string" office:value="We have a perfect table there.">
            <text:p>We have a perfect table there.</text:p>
          </table:table-cell>
          <table:table-cell office:value-type="string" office:value="台を使わないといちばん上の棚に届きません。">
            <text:p>台を使わないといちばん上の棚に届きません。</text:p>
          </table:table-cell>
          <table:table-cell office:value-type="string" office:value="だい を つかわない と いちばん うえ の たな に とどきません。">
            <text:p>だい を つかわない と いちばん うえ の たな に とどきません。</text:p>
          </table:table-cell>
          <table:table-cell office:value-type="string" office:value="Unless I use the stand, I can't reach the top shelf.">
            <text:p>Unless I use the stand, I can't reach the top shelf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</table:table-row>
        <table:table-row>
          <table:table-cell office:value-type="string" office:value="主に">
            <text:p>主に</text:p>
          </table:table-cell>
          <table:table-cell office:value-type="string" office:value="おもに">
            <text:p>おもに</text:p>
          </table:table-cell>
          <table:table-cell office:value-type="string" office:value="mostly, predominantly">
            <text:p>mostly, predominant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の商品は主に女性に人気がありまして。">
            <text:p>この商品は主に女性に人気がありまして。</text:p>
          </table:table-cell>
          <table:table-cell office:value-type="string" office:value="この しょうひん は おも に じょせい に にんき が ありまして。">
            <text:p>この しょうひん は おも に じょせい に にんき が ありまして。</text:p>
          </table:table-cell>
          <table:table-cell office:value-type="string" office:value="This product is predominantly popular among women.">
            <text:p>This product is predominantly popular among women.</text:p>
          </table:table-cell>
          <table:table-cell office:value-type="string" office:value="私は主に子供に英語を教えています。">
            <text:p>私は主に子供に英語を教えています。</text:p>
          </table:table-cell>
          <table:table-cell office:value-type="string" office:value="わたし は おも に こども に えいご を おしえて います。">
            <text:p>わたし は おも に こども に えいご を おしえて います。</text:p>
          </table:table-cell>
          <table:table-cell office:value-type="string" office:value="I teach English mainly to children.">
            <text:p>I teach English mainly to children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</table:table-row>
        <table:table-row>
          <table:table-cell office:value-type="string" office:value="倒す">
            <text:p>倒す</text:p>
          </table:table-cell>
          <table:table-cell office:value-type="string" office:value="たおす">
            <text:p>たおす</text:p>
          </table:table-cell>
          <table:table-cell office:value-type="string" office:value="knock down, overthrow">
            <text:p>knock down, overthr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スキーヤーはポールを倒した。">
            <text:p>そのスキーヤーはポールを倒した。</text:p>
          </table:table-cell>
          <table:table-cell office:value-type="string" office:value="その スキーヤー は ポール を たおした。">
            <text:p>その スキーヤー は ポール を たおした。</text:p>
          </table:table-cell>
          <table:table-cell office:value-type="string" office:value="The skier knocked the pole down.">
            <text:p>The skier knocked the pole down.</text:p>
          </table:table-cell>
          <table:table-cell office:value-type="string" office:value="そのボクサーはついに世界チャンピオンを倒しました。">
            <text:p>そのボクサーはついに世界チャンピオンを倒しました。</text:p>
          </table:table-cell>
          <table:table-cell office:value-type="string" office:value="その ボクサー は つい に せかい チャンピオン を たおしました。">
            <text:p>その ボクサー は つい に せかい チャンピオン を たおしました。</text:p>
          </table:table-cell>
          <table:table-cell office:value-type="string" office:value="The boxer finally defeated the world champion.">
            <text:p>The boxer finally defeated the world champion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</table:table-row>
        <table:table-row>
          <table:table-cell office:value-type="string" office:value="星">
            <text:p>星</text:p>
          </table:table-cell>
          <table:table-cell office:value-type="string" office:value="ほし">
            <text:p>ほし</text:p>
          </table:table-cell>
          <table:table-cell office:value-type="string" office:value="star, planet">
            <text:p>star, plan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夜は星がよく見えます。">
            <text:p>今夜は星がよく見えます。</text:p>
          </table:table-cell>
          <table:table-cell office:value-type="string" office:value="こんや は ほし が よく みえます。">
            <text:p>こんや は ほし が よく みえます。</text:p>
          </table:table-cell>
          <table:table-cell office:value-type="string" office:value="You can see the stars clearly tonight.">
            <text:p>You can see the stars clearly tonight.</text:p>
          </table:table-cell>
          <table:table-cell office:value-type="string" office:value="星がきらきら光っている。">
            <text:p>星がきらきら光っている。</text:p>
          </table:table-cell>
          <table:table-cell office:value-type="string" office:value="ほし が きらきら ひかって いる。">
            <text:p>ほし が きらきら ひかって いる。</text:p>
          </table:table-cell>
          <table:table-cell office:value-type="string" office:value="The stars are shining brightly.">
            <text:p>The stars are shining brightly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</table:table-row>
        <table:table-row>
          <table:table-cell office:value-type="string" office:value="長女">
            <text:p>長女</text:p>
          </table:table-cell>
          <table:table-cell office:value-type="string" office:value="ちょうじょ">
            <text:p>ちょうじょ</text:p>
          </table:table-cell>
          <table:table-cell office:value-type="string" office:value="eldest daughter">
            <text:p>eldest daugh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うちの長女は10歳です。">
            <text:p>うちの長女は10歳です。</text:p>
          </table:table-cell>
          <table:table-cell office:value-type="string" office:value="うち の ちょうじょ は 10 さい です。">
            <text:p>うち の ちょうじょ は 10 さい です。</text:p>
          </table:table-cell>
          <table:table-cell office:value-type="string" office:value="Our oldest daughter is ten.">
            <text:p>Our oldest daughter is ten.</text:p>
          </table:table-cell>
          <table:table-cell office:value-type="string" office:value="彼女は3人兄弟の長女です。">
            <text:p>彼女は3人兄弟の長女です。</text:p>
          </table:table-cell>
          <table:table-cell office:value-type="string" office:value="かのじょ は 3 にん きょうだい の ちょうじょ です。">
            <text:p>かのじょ は 3 にん きょうだい の ちょうじょ です。</text:p>
          </table:table-cell>
          <table:table-cell office:value-type="string" office:value="She is the eldest daughter of three siblings.">
            <text:p>She is the eldest daughter of three sibling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</table:table-row>
        <table:table-row>
          <table:table-cell office:value-type="string" office:value="爪">
            <text:p>爪</text:p>
          </table:table-cell>
          <table:table-cell office:value-type="string" office:value="つめ">
            <text:p>つめ</text:p>
          </table:table-cell>
          <table:table-cell office:value-type="string" office:value="nail, claw">
            <text:p>nail, cla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爪が伸びています。">
            <text:p>爪が伸びています。</text:p>
          </table:table-cell>
          <table:table-cell office:value-type="string" office:value="つめ が のびて います。">
            <text:p>つめ が のびて います。</text:p>
          </table:table-cell>
          <table:table-cell office:value-type="string" office:value="My nails have grown.">
            <text:p>My nails have grown.</text:p>
          </table:table-cell>
          <table:table-cell office:value-type="string" office:value="泳ぐ前に爪を切ってください。">
            <text:p>泳ぐ前に爪を切ってください。</text:p>
          </table:table-cell>
          <table:table-cell office:value-type="string" office:value="およぐ まえ に つめ を きって ください。">
            <text:p>およぐ まえ に つめ を きって ください。</text:p>
          </table:table-cell>
          <table:table-cell office:value-type="string" office:value="Please clip your nails before swimming.">
            <text:p>Please clip your nails before swimming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</table:table-row>
        <table:table-row>
          <table:table-cell office:value-type="string" office:value="缶">
            <text:p>缶</text:p>
          </table:table-cell>
          <table:table-cell office:value-type="string" office:value="かん">
            <text:p>かん</text:p>
          </table:table-cell>
          <table:table-cell office:value-type="string" office:value="can, tin">
            <text:p>can, t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コーヒーはその缶に入っています。">
            <text:p>コーヒーはその缶に入っています。</text:p>
          </table:table-cell>
          <table:table-cell office:value-type="string" office:value="コーヒー は その かん に はいって います。">
            <text:p>コーヒー は その かん に はいって います。</text:p>
          </table:table-cell>
          <table:table-cell office:value-type="string" office:value="The coffee is in that can.">
            <text:p>The coffee is in that can.</text:p>
          </table:table-cell>
          <table:table-cell office:value-type="string" office:value="缶にあめが入っています。">
            <text:p>缶にあめが入っています。</text:p>
          </table:table-cell>
          <table:table-cell office:value-type="string" office:value="かん に あめ が はいって います。">
            <text:p>かん に あめ が はいって います。</text:p>
          </table:table-cell>
          <table:table-cell office:value-type="string" office:value="There's some candy in the can.">
            <text:p>There's some candy in the can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</table:table-row>
        <table:table-row>
          <table:table-cell office:value-type="string" office:value="とんとん">
            <text:p>とんとん</text:p>
          </table:table-cell>
          <table:table-cell office:value-type="string" office:value="とんとん">
            <text:p>とんとん</text:p>
          </table:table-cell>
          <table:table-cell office:value-type="string" office:value="tapping, patting">
            <text:p>tapping, patting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母の肩をとんとんたたいた。">
            <text:p>母の肩をとんとんたたいた。</text:p>
          </table:table-cell>
          <table:table-cell office:value-type="string" office:value="はは の かた を とんとん たたいた。">
            <text:p>はは の かた を とんとん たたいた。</text:p>
          </table:table-cell>
          <table:table-cell office:value-type="string" office:value="I gave my mother a massage by patting on her shoulders.">
            <text:p>I gave my mother a massage by patting on her shoulders.</text:p>
          </table:table-cell>
          <table:table-cell office:value-type="string" office:value="誰かがとんとんとドアを叩きました。">
            <text:p>誰かがとんとんとドアを叩きました。</text:p>
          </table:table-cell>
          <table:table-cell office:value-type="string" office:value="だれ か が とんとん と ドア を たたきました。">
            <text:p>だれ か が とんとん と ドア を たたきました。</text:p>
          </table:table-cell>
          <table:table-cell office:value-type="string" office:value="Someone knocked on the door by tapping.">
            <text:p>Someone knocked on the door by tapping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</table:table-row>
        <table:table-row>
          <table:table-cell office:value-type="string" office:value="袖">
            <text:p>袖</text:p>
          </table:table-cell>
          <table:table-cell office:value-type="string" office:value="そで">
            <text:p>そで</text:p>
          </table:table-cell>
          <table:table-cell office:value-type="string" office:value="sleeve">
            <text:p>sleev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シャツは袖が短い。">
            <text:p>このシャツは袖が短い。</text:p>
          </table:table-cell>
          <table:table-cell office:value-type="string" office:value="この シャツ は そで が みじかい。">
            <text:p>この シャツ は そで が みじかい。</text:p>
          </table:table-cell>
          <table:table-cell office:value-type="string" office:value="This shirt has short sleeves.">
            <text:p>This shirt has short sleeves.</text:p>
          </table:table-cell>
          <table:table-cell office:value-type="string" office:value="袖が長いので短くしてもらえますか。">
            <text:p>袖が長いので短くしてもらえますか。</text:p>
          </table:table-cell>
          <table:table-cell office:value-type="string" office:value="そで が ながい ので みじかく して もらえます か。">
            <text:p>そで が ながい ので みじかく して もらえます か。</text:p>
          </table:table-cell>
          <table:table-cell office:value-type="string" office:value="The sleeves are long, so please shorten them.">
            <text:p>The sleeves are long, so please shorten them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</table:table-row>
        <table:table-row>
          <table:table-cell office:value-type="string" office:value="濡れる">
            <text:p>濡れる</text:p>
          </table:table-cell>
          <table:table-cell office:value-type="string" office:value="ぬれる">
            <text:p>ぬれる</text:p>
          </table:table-cell>
          <table:table-cell office:value-type="string" office:value="get wet">
            <text:p>get we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雨で濡れてしまった。">
            <text:p>雨で濡れてしまった。</text:p>
          </table:table-cell>
          <table:table-cell office:value-type="string" office:value="あめ で ぬれて しまった。">
            <text:p>あめ で ぬれて しまった。</text:p>
          </table:table-cell>
          <table:table-cell office:value-type="string" office:value="I got wet in the rain.">
            <text:p>I got wet in the rain.</text:p>
          </table:table-cell>
          <table:table-cell office:value-type="string" office:value="まだ髪が濡れていますよ。">
            <text:p>まだ髪が濡れていますよ。</text:p>
          </table:table-cell>
          <table:table-cell office:value-type="string" office:value="まだ かみ が ぬれて います よ。">
            <text:p>まだ かみ が ぬれて います よ。</text:p>
          </table:table-cell>
          <table:table-cell office:value-type="string" office:value="Your hair is still wet.">
            <text:p>Your hair is still wet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</table:table-row>
        <table:table-row>
          <table:table-cell office:value-type="string" office:value="パーセント">
            <text:p>パーセント</text:p>
          </table:table-cell>
          <table:table-cell office:value-type="string" office:value="パーセント">
            <text:p>パーセント</text:p>
          </table:table-cell>
          <table:table-cell office:value-type="string" office:value="percent">
            <text:p>perc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村の80パーセントは老人です。">
            <text:p>この村の80パーセントは老人です。</text:p>
          </table:table-cell>
          <table:table-cell office:value-type="string" office:value="この むら の 80 パーセント は ろうじん です。">
            <text:p>この むら の 80 パーセント は ろうじん です。</text:p>
          </table:table-cell>
          <table:table-cell office:value-type="string" office:value="80 percent of the people in this village are elderly.">
            <text:p>80 percent of the people in this village are elderly.</text:p>
          </table:table-cell>
          <table:table-cell office:value-type="string" office:value="全体の80パーセントが完成しました。">
            <text:p>全体の80パーセントが完成しました。</text:p>
          </table:table-cell>
          <table:table-cell office:value-type="string" office:value="ぜんたい の 80 パーセント が かんせい しました。">
            <text:p>ぜんたい の 80 パーセント が かんせい しました。</text:p>
          </table:table-cell>
          <table:table-cell office:value-type="string" office:value="80 percent of the total has been completed.">
            <text:p>80 percent of the total has been completed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</table:table-row>
        <table:table-row>
          <table:table-cell office:value-type="string" office:value="上がる">
            <text:p>上がる</text:p>
          </table:table-cell>
          <table:table-cell office:value-type="string" office:value="あがる">
            <text:p>あがる</text:p>
          </table:table-cell>
          <table:table-cell office:value-type="string" office:value="go up, increase (in quality or quantity)">
            <text:p>go up, increase (in quality or quantity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毎年給料が上がる。">
            <text:p>毎年給料が上がる。</text:p>
          </table:table-cell>
          <table:table-cell office:value-type="string" office:value="まいねん きゅうりょう が あがる。">
            <text:p>まいねん きゅうりょう が あがる。</text:p>
          </table:table-cell>
          <table:table-cell office:value-type="string" office:value="My salary goes up every year.">
            <text:p>My salary goes up every year.</text:p>
          </table:table-cell>
          <table:table-cell office:value-type="string" office:value="成績が上がりました。">
            <text:p>成績が上がりました。</text:p>
          </table:table-cell>
          <table:table-cell office:value-type="string" office:value="せいせき が あがりました。">
            <text:p>せいせき が あがりました。</text:p>
          </table:table-cell>
          <table:table-cell office:value-type="string" office:value="His grades went up.">
            <text:p>His grades went up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</table:table-row>
        <table:table-row>
          <table:table-cell office:value-type="string" office:value="拍手">
            <text:p>拍手</text:p>
          </table:table-cell>
          <table:table-cell office:value-type="string" office:value="はくしゅ">
            <text:p>はくしゅ</text:p>
          </table:table-cell>
          <table:table-cell office:value-type="string" office:value="applause, clapping">
            <text:p>applause, clapp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大きな拍手が上がった。">
            <text:p>大きな拍手が上がった。</text:p>
          </table:table-cell>
          <table:table-cell office:value-type="string" office:value="おおきな はくしゅ が あがった。">
            <text:p>おおきな はくしゅ が あがった。</text:p>
          </table:table-cell>
          <table:table-cell office:value-type="string" office:value="There was a big round of applause.">
            <text:p>There was a big round of applause.</text:p>
          </table:table-cell>
          <table:table-cell office:value-type="string" office:value="今日のゲストを拍手で迎えてください。">
            <text:p>今日のゲストを拍手で迎えてください。</text:p>
          </table:table-cell>
          <table:table-cell office:value-type="string" office:value="きょう の ゲスト を はくしゅ で むかえて ください。">
            <text:p>きょう の ゲスト を はくしゅ で むかえて ください。</text:p>
          </table:table-cell>
          <table:table-cell office:value-type="string" office:value="Please welcome today's guest with applause.">
            <text:p>Please welcome today's guest with applause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</table:table-row>
        <table:table-row>
          <table:table-cell office:value-type="string" office:value="弾く">
            <text:p>弾く</text:p>
          </table:table-cell>
          <table:table-cell office:value-type="string" office:value="ひく">
            <text:p>ひく</text:p>
          </table:table-cell>
          <table:table-cell office:value-type="string" office:value="play (instruments)">
            <text:p>play (instruments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ギターを弾きます。">
            <text:p>彼はギターを弾きます。</text:p>
          </table:table-cell>
          <table:table-cell office:value-type="string" office:value="かれ は ギター を ひきます。">
            <text:p>かれ は ギター を ひきます。</text:p>
          </table:table-cell>
          <table:table-cell office:value-type="string" office:value="He plays the guitar.">
            <text:p>He plays the guitar.</text:p>
          </table:table-cell>
          <table:table-cell office:value-type="string" office:value="娘はピアノを弾くのが大好きです。">
            <text:p>娘はピアノを弾くのが大好きです。</text:p>
          </table:table-cell>
          <table:table-cell office:value-type="string" office:value="むすめ は ピアノ を ひく の が だいすき です。">
            <text:p>むすめ は ピアノ を ひく の が だいすき です。</text:p>
          </table:table-cell>
          <table:table-cell office:value-type="string" office:value="My daughter loves playing the piano.">
            <text:p>My daughter loves playing the piano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</table:table-row>
        <table:table-row>
          <table:table-cell office:value-type="string" office:value="ひも">
            <text:p>ひも</text:p>
          </table:table-cell>
          <table:table-cell office:value-type="string" office:value="ひも">
            <text:p>ひも</text:p>
          </table:table-cell>
          <table:table-cell office:value-type="string" office:value="laces, string">
            <text:p>laces, str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靴のひもが切れた。">
            <text:p>靴のひもが切れた。</text:p>
          </table:table-cell>
          <table:table-cell office:value-type="string" office:value="くつ の ひも が きれた。">
            <text:p>くつ の ひも が きれた。</text:p>
          </table:table-cell>
          <table:table-cell office:value-type="string" office:value="The shoelace has fallen apart.">
            <text:p>The shoelace has fallen apart.</text:p>
          </table:table-cell>
          <table:table-cell office:value-type="string" office:value="うちの猫はひもで遊ぶのが好きです。">
            <text:p>うちの猫はひもで遊ぶのが好きです。</text:p>
          </table:table-cell>
          <table:table-cell office:value-type="string" office:value="うち の ねこ は ひも で あそぶ の が すき です。">
            <text:p>うち の ねこ は ひも で あそぶ の が すき です。</text:p>
          </table:table-cell>
          <table:table-cell office:value-type="string" office:value="Our cat likes to play with a string.">
            <text:p>Our cat likes to play with a string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</table:table-row>
        <table:table-row>
          <table:table-cell office:value-type="string" office:value="昼過ぎ">
            <text:p>昼過ぎ</text:p>
          </table:table-cell>
          <table:table-cell office:value-type="string" office:value="ひるすぎ">
            <text:p>ひるすぎ</text:p>
          </table:table-cell>
          <table:table-cell office:value-type="string" office:value="early afternoon">
            <text:p>early afterno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昼過ぎまで寝ていた。">
            <text:p>今日は昼過ぎまで寝ていた。</text:p>
          </table:table-cell>
          <table:table-cell office:value-type="string" office:value="きょう は ひる すぎ まで ねて いた。">
            <text:p>きょう は ひる すぎ まで ねて いた。</text:p>
          </table:table-cell>
          <table:table-cell office:value-type="string" office:value="Today I slept until after midday.">
            <text:p>Today I slept until after midday.</text:p>
          </table:table-cell>
          <table:table-cell office:value-type="string" office:value="彼は昼過ぎに来ます。">
            <text:p>彼は昼過ぎに来ます。</text:p>
          </table:table-cell>
          <table:table-cell office:value-type="string" office:value="かれ は ひる すぎ に きます。">
            <text:p>かれ は ひる すぎ に きます。</text:p>
          </table:table-cell>
          <table:table-cell office:value-type="string" office:value="He'll come after lunch.">
            <text:p>He'll come after lunch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</table:table-row>
        <table:table-row>
          <table:table-cell office:value-type="string" office:value="船">
            <text:p>船</text:p>
          </table:table-cell>
          <table:table-cell office:value-type="string" office:value="ふね">
            <text:p>ふね</text:p>
          </table:table-cell>
          <table:table-cell office:value-type="string" office:value="ship, vessel">
            <text:p>ship, vesse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船に乗った。">
            <text:p>私たちは船に乗った。</text:p>
          </table:table-cell>
          <table:table-cell office:value-type="string" office:value="わたし たち は ふね に のった。">
            <text:p>わたし たち は ふね に のった。</text:p>
          </table:table-cell>
          <table:table-cell office:value-type="string" office:value="We got on the ship.">
            <text:p>We got on the ship.</text:p>
          </table:table-cell>
          <table:table-cell office:value-type="string" office:value="遠くに船が見えます。">
            <text:p>遠くに船が見えます。</text:p>
          </table:table-cell>
          <table:table-cell office:value-type="string" office:value="とおく に ふね が みえます。">
            <text:p>とおく に ふね が みえます。</text:p>
          </table:table-cell>
          <table:table-cell office:value-type="string" office:value="I can see a ship in the distance.">
            <text:p>I can see a ship in the distance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</table:table-row>
        <table:table-row>
          <table:table-cell office:value-type="string" office:value="まく">
            <text:p>まく</text:p>
          </table:table-cell>
          <table:table-cell office:value-type="string" office:value="まく">
            <text:p>まく</text:p>
          </table:table-cell>
          <table:table-cell office:value-type="string" office:value="scatter, sprinkle">
            <text:p>scatter, sprinkl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日本では、二月に豆をまく行事がある。">
            <text:p>日本では、二月に豆をまく行事がある。</text:p>
          </table:table-cell>
          <table:table-cell office:value-type="string" office:value="にほん で は、に がつ に まめ を まく ぎょうじ が ある。">
            <text:p>にほん で は、に がつ に まめ を まく ぎょうじ が ある。</text:p>
          </table:table-cell>
          <table:table-cell office:value-type="string" office:value="In Japan, there's a bean scattering event in February.">
            <text:p>In Japan, there's a bean scattering event in February.</text:p>
          </table:table-cell>
          <table:table-cell office:value-type="string" office:value="暑いので家の前の道に水をまきました。">
            <text:p>暑いので家の前の道に水をまきました。</text:p>
          </table:table-cell>
          <table:table-cell office:value-type="string" office:value="あつい ので いえ の まえ の みち に みず を まきました。">
            <text:p>あつい ので いえ の まえ の みち に みず を まきました。</text:p>
          </table:table-cell>
          <table:table-cell office:value-type="string" office:value="It's hot, so I sprinkled water on the street in front of my house.">
            <text:p>It's hot, so I sprinkled water on the street in front of my house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</table:table-row>
        <table:table-row>
          <table:table-cell office:value-type="string" office:value="姪">
            <text:p>姪</text:p>
          </table:table-cell>
          <table:table-cell office:value-type="string" office:value="めい">
            <text:p>めい</text:p>
          </table:table-cell>
          <table:table-cell office:value-type="string" office:value="niece">
            <text:p>nie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姪は3才です。">
            <text:p>私の姪は3才です。</text:p>
          </table:table-cell>
          <table:table-cell office:value-type="string" office:value="わたし の めい は 3 さい です。">
            <text:p>わたし の めい は 3 さい です。</text:p>
          </table:table-cell>
          <table:table-cell office:value-type="string" office:value="My niece is three years old.">
            <text:p>My niece is three years old.</text:p>
          </table:table-cell>
          <table:table-cell office:value-type="string" office:value="姪にクリスマスプレゼントを買いました。">
            <text:p>姪にクリスマスプレゼントを買いました。</text:p>
          </table:table-cell>
          <table:table-cell office:value-type="string" office:value="めい に クリスマス プレゼント を かいました。">
            <text:p>めい に クリスマス プレゼント を かいました。</text:p>
          </table:table-cell>
          <table:table-cell office:value-type="string" office:value="I bought a Christmas present for my niece.">
            <text:p>I bought a Christmas present for my niece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</table:table-row>
        <table:table-row>
          <table:table-cell office:value-type="string" office:value="個人">
            <text:p>個人</text:p>
          </table:table-cell>
          <table:table-cell office:value-type="string" office:value="こじん">
            <text:p>こじん</text:p>
          </table:table-cell>
          <table:table-cell office:value-type="string" office:value="individual person">
            <text:p>individual per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私個人の意見です。">
            <text:p>これは私個人の意見です。</text:p>
          </table:table-cell>
          <table:table-cell office:value-type="string" office:value="これ は わたし こじん の いけん です。">
            <text:p>これ は わたし こじん の いけん です。</text:p>
          </table:table-cell>
          <table:table-cell office:value-type="string" office:value="This is my personal opinion.">
            <text:p>This is my personal opinion.</text:p>
          </table:table-cell>
          <table:table-cell office:value-type="string" office:value="この問題は個人の力ではどうにもなりません。">
            <text:p>この問題は個人の力ではどうにもなりません。</text:p>
          </table:table-cell>
          <table:table-cell office:value-type="string" office:value="この もんだい は こじん の ちから で は どう に も なりません。">
            <text:p>この もんだい は こじん の ちから で は どう に も なりません。</text:p>
          </table:table-cell>
          <table:table-cell office:value-type="string" office:value="We can't do anything about this problem with just the power of individuals.">
            <text:p>We can't do anything about this problem with just the power of individual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</table:table-row>
        <table:table-row>
          <table:table-cell office:value-type="string" office:value="歌手">
            <text:p>歌手</text:p>
          </table:table-cell>
          <table:table-cell office:value-type="string" office:value="かしゅ">
            <text:p>かしゅ</text:p>
          </table:table-cell>
          <table:table-cell office:value-type="string" office:value="singer">
            <text:p>sing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歌手は歌が下手だ。">
            <text:p>その歌手は歌が下手だ。</text:p>
          </table:table-cell>
          <table:table-cell office:value-type="string" office:value="その かしゅ は うた が へた だ。">
            <text:p>その かしゅ は うた が へた だ。</text:p>
          </table:table-cell>
          <table:table-cell office:value-type="string" office:value="That singer's terrible.">
            <text:p>That singer's terrible.</text:p>
          </table:table-cell>
          <table:table-cell office:value-type="string" office:value="彼は有名な歌手です。">
            <text:p>彼は有名な歌手です。</text:p>
          </table:table-cell>
          <table:table-cell office:value-type="string" office:value="かれ は ゆうめいな かしゅ です。">
            <text:p>かれ は ゆうめいな かしゅ です。</text:p>
          </table:table-cell>
          <table:table-cell office:value-type="string" office:value="He's a famous singer.">
            <text:p>He's a famous singer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</table:table-row>
        <table:table-row>
          <table:table-cell office:value-type="string" office:value="社員">
            <text:p>社員</text:p>
          </table:table-cell>
          <table:table-cell office:value-type="string" office:value="しゃいん">
            <text:p>しゃいん</text:p>
          </table:table-cell>
          <table:table-cell office:value-type="string" office:value="staff member, employee">
            <text:p>staff member, employe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優秀な社員です。">
            <text:p>彼は優秀な社員です。</text:p>
          </table:table-cell>
          <table:table-cell office:value-type="string" office:value="かれ は ゆうしゅうな しゃいん です。">
            <text:p>かれ は ゆうしゅうな しゃいん です。</text:p>
          </table:table-cell>
          <table:table-cell office:value-type="string" office:value="He's an excellent employee.">
            <text:p>He's an excellent employee.</text:p>
          </table:table-cell>
          <table:table-cell office:value-type="string" office:value="社長が社員を集めて大切な話をしました。">
            <text:p>社長が社員を集めて大切な話をしました。</text:p>
          </table:table-cell>
          <table:table-cell office:value-type="string" office:value="しゃちょう が しゃいん を あつめて たいせつな はなし を しました。">
            <text:p>しゃちょう が しゃいん を あつめて たいせつな はなし を しました。</text:p>
          </table:table-cell>
          <table:table-cell office:value-type="string" office:value="The president gathered employees and had an important talk.">
            <text:p>The president gathered employees and had an important talk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</table:table-row>
        <table:table-row>
          <table:table-cell office:value-type="string" office:value="不動産屋">
            <text:p>不動産屋</text:p>
          </table:table-cell>
          <table:table-cell office:value-type="string" office:value="ふどうさんや">
            <text:p>ふどうさんや</text:p>
          </table:table-cell>
          <table:table-cell office:value-type="string" office:value="real estate agent">
            <text:p>real estate ag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父は不動産屋です。">
            <text:p>私の父は不動産屋です。</text:p>
          </table:table-cell>
          <table:table-cell office:value-type="string" office:value="わたし の ちち は ふどうさん や です。">
            <text:p>わたし の ちち は ふどうさん や です。</text:p>
          </table:table-cell>
          <table:table-cell office:value-type="string" office:value="My father's a real estate agent.">
            <text:p>My father's a real estate agent.</text:p>
          </table:table-cell>
          <table:table-cell office:value-type="string" office:value="私は不動産屋に頼んでアパートを見つけてもらいました。">
            <text:p>私は不動産屋に頼んでアパートを見つけてもらいました。</text:p>
          </table:table-cell>
          <table:table-cell office:value-type="string" office:value="わたし は ふどうさん や に たのんで アパート を みつけて もらいました。">
            <text:p>わたし は ふどうさん や に たのんで アパート を みつけて もらいました。</text:p>
          </table:table-cell>
          <table:table-cell office:value-type="string" office:value="I asked a real estate agent to find an apartment.">
            <text:p>I asked a real estate agent to find an apartment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</table:table-row>
        <table:table-row>
          <table:table-cell office:value-type="string" office:value="最大">
            <text:p>最大</text:p>
          </table:table-cell>
          <table:table-cell office:value-type="string" office:value="さいだい">
            <text:p>さいだい</text:p>
          </table:table-cell>
          <table:table-cell office:value-type="string" office:value="biggest, largest">
            <text:p>biggest, large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世界最大の船です。">
            <text:p>これは世界最大の船です。</text:p>
          </table:table-cell>
          <table:table-cell office:value-type="string" office:value="これ は せかい さいだい の ふね です。">
            <text:p>これ は せかい さいだい の ふね です。</text:p>
          </table:table-cell>
          <table:table-cell office:value-type="string" office:value="This is the world's largest ship.">
            <text:p>This is the world's largest ship.</text:p>
          </table:table-cell>
          <table:table-cell office:value-type="string" office:value="これは日本最大の博物館です。">
            <text:p>これは日本最大の博物館です。</text:p>
          </table:table-cell>
          <table:table-cell office:value-type="string" office:value="これ は にほん さいだい の はくぶつかん です。">
            <text:p>これ は にほん さいだい の はくぶつかん です。</text:p>
          </table:table-cell>
          <table:table-cell office:value-type="string" office:value="This is the largest museum in Japan.">
            <text:p>This is the largest museum in Japan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</table:table-row>
        <table:table-row>
          <table:table-cell office:value-type="string" office:value="動き">
            <text:p>動き</text:p>
          </table:table-cell>
          <table:table-cell office:value-type="string" office:value="うごき">
            <text:p>うごき</text:p>
          </table:table-cell>
          <table:table-cell office:value-type="string" office:value="movement, motion">
            <text:p>movement, mo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まず相手の動きを見ましょう。">
            <text:p>まず相手の動きを見ましょう。</text:p>
          </table:table-cell>
          <table:table-cell office:value-type="string" office:value="まず あいて の うごき を みましょう。">
            <text:p>まず あいて の うごき を みましょう。</text:p>
          </table:table-cell>
          <table:table-cell office:value-type="string" office:value="First, watch your opponent's moves.">
            <text:p>First, watch your opponent's moves.</text:p>
          </table:table-cell>
          <table:table-cell office:value-type="string" office:value="雲の動きを見てみましょう。">
            <text:p>雲の動きを見てみましょう。</text:p>
          </table:table-cell>
          <table:table-cell office:value-type="string" office:value="くも の うごき を みて みましょう。">
            <text:p>くも の うごき を みて みましょう。</text:p>
          </table:table-cell>
          <table:table-cell office:value-type="string" office:value="Let's look at the movement of the clouds.">
            <text:p>Let's look at the movement of the cloud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</table:table-row>
        <table:table-row>
          <table:table-cell office:value-type="string" office:value="事件">
            <text:p>事件</text:p>
          </table:table-cell>
          <table:table-cell office:value-type="string" office:value="じけん">
            <text:p>じけん</text:p>
          </table:table-cell>
          <table:table-cell office:value-type="string" office:value="affair, incident">
            <text:p>affair, inci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事件の犯人はまだ捕まっていない。">
            <text:p>その事件の犯人はまだ捕まっていない。</text:p>
          </table:table-cell>
          <table:table-cell office:value-type="string" office:value="その じけん の はんにん は まだ つかまって いない。">
            <text:p>その じけん の はんにん は まだ つかまって いない。</text:p>
          </table:table-cell>
          <table:table-cell office:value-type="string" office:value="The perpetrator of the incident has not been arrested yet.">
            <text:p>The perpetrator of the incident has not been arrested yet.</text:p>
          </table:table-cell>
          <table:table-cell office:value-type="string" office:value="彼はその事件に関係がない。">
            <text:p>彼はその事件に関係がない。</text:p>
          </table:table-cell>
          <table:table-cell office:value-type="string" office:value="かれ は その じけん に かんけい が ない。">
            <text:p>かれ は その じけん に かんけい が ない。</text:p>
          </table:table-cell>
          <table:table-cell office:value-type="string" office:value="He has nothing to do with that incident.">
            <text:p>He has nothing to do with that incident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</table:table-row>
        <table:table-row>
          <table:table-cell office:value-type="string" office:value="過去">
            <text:p>過去</text:p>
          </table:table-cell>
          <table:table-cell office:value-type="string" office:value="かこ">
            <text:p>かこ</text:p>
          </table:table-cell>
          <table:table-cell office:value-type="string" office:value="the past">
            <text:p>the pa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れは過去の話だ。">
            <text:p>それは過去の話だ。</text:p>
          </table:table-cell>
          <table:table-cell office:value-type="string" office:value="それ は かこ の はなし だ。">
            <text:p>それ は かこ の はなし だ。</text:p>
          </table:table-cell>
          <table:table-cell office:value-type="string" office:value="That's in the past now.">
            <text:p>That's in the past now.</text:p>
          </table:table-cell>
          <table:table-cell office:value-type="string" office:value="過去の研究についても調べてください。">
            <text:p>過去の研究についても調べてください。</text:p>
          </table:table-cell>
          <table:table-cell office:value-type="string" office:value="かこ の けんきゅう について も しらべて ください。">
            <text:p>かこ の けんきゅう について も しらべて ください。</text:p>
          </table:table-cell>
          <table:table-cell office:value-type="string" office:value="Please look into the past research.">
            <text:p>Please look into the past research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</table:table-row>
        <table:table-row>
          <table:table-cell office:value-type="string" office:value="協力">
            <text:p>協力</text:p>
          </table:table-cell>
          <table:table-cell office:value-type="string" office:value="きょうりょく">
            <text:p>きょうりょく</text:p>
          </table:table-cell>
          <table:table-cell office:value-type="string" office:value="cooperation, collaboration">
            <text:p>cooperation, collabo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このプロジェクトにはみんなの協力が必要です。">
            <text:p>このプロジェクトにはみんなの協力が必要です。</text:p>
          </table:table-cell>
          <table:table-cell office:value-type="string" office:value="この プロジェクト に は みんな の きょうりょく が ひつよう です。">
            <text:p>この プロジェクト に は みんな の きょうりょく が ひつよう です。</text:p>
          </table:table-cell>
          <table:table-cell office:value-type="string" office:value="This project requires everyone's cooperation.">
            <text:p>This project requires everyone's cooperation.</text:p>
          </table:table-cell>
          <table:table-cell office:value-type="string" office:value="皆様のご協力、ありがとうございました。">
            <text:p>皆様のご協力、ありがとうございました。</text:p>
          </table:table-cell>
          <table:table-cell office:value-type="string" office:value="みなさま の ごきょうりょく、ありがとう ございました。">
            <text:p>みなさま の ごきょうりょく、ありがとう ございました。</text:p>
          </table:table-cell>
          <table:table-cell office:value-type="string" office:value="Thanks for everyone's cooperation.">
            <text:p>Thanks for everyone's cooperation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</table:table-row>
        <table:table-row>
          <table:table-cell office:value-type="string" office:value="時期">
            <text:p>時期</text:p>
          </table:table-cell>
          <table:table-cell office:value-type="string" office:value="じき">
            <text:p>じき</text:p>
          </table:table-cell>
          <table:table-cell office:value-type="string" office:value="time, season">
            <text:p>time, sea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はあなたにとって大事な時期です。">
            <text:p>今はあなたにとって大事な時期です。</text:p>
          </table:table-cell>
          <table:table-cell office:value-type="string" office:value="いま は あなた にとって だいじな じき です。">
            <text:p>いま は あなた にとって だいじな じき です。</text:p>
          </table:table-cell>
          <table:table-cell office:value-type="string" office:value="It's an important time for you now.">
            <text:p>It's an important time for you now.</text:p>
          </table:table-cell>
          <table:table-cell office:value-type="string" office:value="一年のこの時期は雨が多いです。">
            <text:p>一年のこの時期は雨が多いです。</text:p>
          </table:table-cell>
          <table:table-cell office:value-type="string" office:value="いち ねん の この じき は あめ が おおい です。">
            <text:p>いち ねん の この じき は あめ が おおい です。</text:p>
          </table:table-cell>
          <table:table-cell office:value-type="string" office:value="We have lots of rain at this time of year.">
            <text:p>We have lots of rain at this time of year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</table:table-row>
        <table:table-row>
          <table:table-cell office:value-type="string" office:value="経つ">
            <text:p>経つ</text:p>
          </table:table-cell>
          <table:table-cell office:value-type="string" office:value="たつ">
            <text:p>たつ</text:p>
          </table:table-cell>
          <table:table-cell office:value-type="string" office:value="pass, elapse">
            <text:p>pass, elap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あれから14年が経ちました。">
            <text:p>あれから14年が経ちました。</text:p>
          </table:table-cell>
          <table:table-cell office:value-type="string" office:value="あれ から 14 ねん が たちました。">
            <text:p>あれ から 14 ねん が たちました。</text:p>
          </table:table-cell>
          <table:table-cell office:value-type="string" office:value="14 years have passed since then.">
            <text:p>14 years have passed since then.</text:p>
          </table:table-cell>
          <table:table-cell office:value-type="string" office:value="時の経つのは早い。">
            <text:p>時の経つのは早い。</text:p>
          </table:table-cell>
          <table:table-cell office:value-type="string" office:value="とき の たつ の は はやい。">
            <text:p>とき の たつ の は はやい。</text:p>
          </table:table-cell>
          <table:table-cell office:value-type="string" office:value="Time passes by quickly.">
            <text:p>Time passes by quickly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</table:table-row>
        <table:table-row>
          <table:table-cell office:value-type="string" office:value="雷">
            <text:p>雷</text:p>
          </table:table-cell>
          <table:table-cell office:value-type="string" office:value="かみなり">
            <text:p>かみなり</text:p>
          </table:table-cell>
          <table:table-cell office:value-type="string" office:value="thunder, lightning">
            <text:p>thunder, lightn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雷が鳴っています。">
            <text:p>雷が鳴っています。</text:p>
          </table:table-cell>
          <table:table-cell office:value-type="string" office:value="かみなり が なって います。">
            <text:p>かみなり が なって います。</text:p>
          </table:table-cell>
          <table:table-cell office:value-type="string" office:value="Thunder is rumbling.">
            <text:p>Thunder is rumbling.</text:p>
          </table:table-cell>
          <table:table-cell office:value-type="string" office:value="うちの犬は雷が怖い。">
            <text:p>うちの犬は雷が怖い。</text:p>
          </table:table-cell>
          <table:table-cell office:value-type="string" office:value="うち の いぬ は かみなり が こわい。">
            <text:p>うち の いぬ は かみなり が こわい。</text:p>
          </table:table-cell>
          <table:table-cell office:value-type="string" office:value="Our dog is afraid of thunder.">
            <text:p>Our dog is afraid of thunder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</table:table-row>
        <table:table-row>
          <table:table-cell office:value-type="string" office:value="責任">
            <text:p>責任</text:p>
          </table:table-cell>
          <table:table-cell office:value-type="string" office:value="せきにん">
            <text:p>せきにん</text:p>
          </table:table-cell>
          <table:table-cell office:value-type="string" office:value="responsibility">
            <text:p>responsibili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失敗の責任を取って、会社を辞めた。">
            <text:p>彼は失敗の責任を取って、会社を辞めた。</text:p>
          </table:table-cell>
          <table:table-cell office:value-type="string" office:value="かれ は しっぱい の せきにん を とって、かいしゃ を やめた。">
            <text:p>かれ は しっぱい の せきにん を とって、かいしゃ を やめた。</text:p>
          </table:table-cell>
          <table:table-cell office:value-type="string" office:value="He took responsibility for the mistake and left the company.">
            <text:p>He took responsibility for the mistake and left the company.</text:p>
          </table:table-cell>
          <table:table-cell office:value-type="string" office:value="私は、もっと責任のある仕事がしたいです。">
            <text:p>私は、もっと責任のある仕事がしたいです。</text:p>
          </table:table-cell>
          <table:table-cell office:value-type="string" office:value="わたし は、もっと せきにん の ある しごと が したい です。">
            <text:p>わたし は、もっと せきにん の ある しごと が したい です。</text:p>
          </table:table-cell>
          <table:table-cell office:value-type="string" office:value="I want a job with more responsibility.">
            <text:p>I want a job with more responsibility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</table:table-row>
        <table:table-row>
          <table:table-cell office:value-type="string" office:value="願う">
            <text:p>願う</text:p>
          </table:table-cell>
          <table:table-cell office:value-type="string" office:value="ねがう">
            <text:p>ねがう</text:p>
          </table:table-cell>
          <table:table-cell office:value-type="string" office:value="wish, desire">
            <text:p>wish, desir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が元気になるよう願っています。">
            <text:p>彼が元気になるよう願っています。</text:p>
          </table:table-cell>
          <table:table-cell office:value-type="string" office:value="かれ が げんき に なる よう ねがって います。">
            <text:p>かれ が げんき に なる よう ねがって います。</text:p>
          </table:table-cell>
          <table:table-cell office:value-type="string" office:value="I wish he gets well.">
            <text:p>I wish he gets well.</text:p>
          </table:table-cell>
          <table:table-cell office:value-type="string" office:value="あなたのプロジェクトの成功を願っています。">
            <text:p>あなたのプロジェクトの成功を願っています。</text:p>
          </table:table-cell>
          <table:table-cell office:value-type="string" office:value="あなた の プロジェクト の せいこう を ねがって います。">
            <text:p>あなた の プロジェクト の せいこう を ねがって います。</text:p>
          </table:table-cell>
          <table:table-cell office:value-type="string" office:value="I wish for the success of your project.">
            <text:p>I wish for the success of your project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</table:table-row>
        <table:table-row>
          <table:table-cell office:value-type="string" office:value="発見">
            <text:p>発見</text:p>
          </table:table-cell>
          <table:table-cell office:value-type="string" office:value="はっけん">
            <text:p>はっけん</text:p>
          </table:table-cell>
          <table:table-cell office:value-type="string" office:value="discovery, revelation">
            <text:p>discovery, revel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新しい星が発見された。">
            <text:p>新しい星が発見された。</text:p>
          </table:table-cell>
          <table:table-cell office:value-type="string" office:value="あたらしい ほし が はっけん された。">
            <text:p>あたらしい ほし が はっけん された。</text:p>
          </table:table-cell>
          <table:table-cell office:value-type="string" office:value="A new star was discovered.">
            <text:p>A new star was discovered.</text:p>
          </table:table-cell>
          <table:table-cell office:value-type="string" office:value="アイスがビールに合うのは発見だった。">
            <text:p>アイスがビールに合うのは発見だった。</text:p>
          </table:table-cell>
          <table:table-cell office:value-type="string" office:value="アイス が ビール に あう の は はっけん だった。">
            <text:p>アイス が ビール に あう の は はっけん だった。</text:p>
          </table:table-cell>
          <table:table-cell office:value-type="string" office:value="It was a discovery that ice cream goes well with beer.">
            <text:p>It was a discovery that ice cream goes well with beer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</table:table-row>
        <table:table-row>
          <table:table-cell office:value-type="string" office:value="気">
            <text:p>気</text:p>
          </table:table-cell>
          <table:table-cell office:value-type="string" office:value="き">
            <text:p>き</text:p>
          </table:table-cell>
          <table:table-cell office:value-type="string" office:value="spirit, temperament">
            <text:p>spirit, temperam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意外に気が小さい。">
            <text:p>彼は意外に気が小さい。</text:p>
          </table:table-cell>
          <table:table-cell office:value-type="string" office:value="かれ は いがい に き が ちいさい。">
            <text:p>かれ は いがい に き が ちいさい。</text:p>
          </table:table-cell>
          <table:table-cell office:value-type="string" office:value="I'm surprised to find that he is actually timid.">
            <text:p>I'm surprised to find that he is actually timid.</text:p>
          </table:table-cell>
          <table:table-cell office:value-type="string" office:value="父はお酒を飲むと気が大きくなります。">
            <text:p>父はお酒を飲むと気が大きくなります。</text:p>
          </table:table-cell>
          <table:table-cell office:value-type="string" office:value="ちち は おさけ を のむ と き が おおきく なります。">
            <text:p>ちち は おさけ を のむ と き が おおきく なります。</text:p>
          </table:table-cell>
          <table:table-cell office:value-type="string" office:value="My father becomes uninhibited when he drinks alcohol.">
            <text:p>My father becomes uninhibited when he drinks alcohol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</table:table-row>
        <table:table-row>
          <table:table-cell office:value-type="string" office:value="美容院">
            <text:p>美容院</text:p>
          </table:table-cell>
          <table:table-cell office:value-type="string" office:value="びよういん">
            <text:p>びよういん</text:p>
          </table:table-cell>
          <table:table-cell office:value-type="string" office:value="hair salon">
            <text:p>hair sal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美容院で髪を切ります。">
            <text:p>父は美容院で髪を切ります。</text:p>
          </table:table-cell>
          <table:table-cell office:value-type="string" office:value="ちち は びよういん で かみ を きります。">
            <text:p>ちち は びよういん で かみ を きります。</text:p>
          </table:table-cell>
          <table:table-cell office:value-type="string" office:value="My father has his hair cut at a hair salon.">
            <text:p>My father has his hair cut at a hair salon.</text:p>
          </table:table-cell>
          <table:table-cell office:value-type="string" office:value="息子は最近、床屋ではなく美容院に行く。">
            <text:p>息子は最近、床屋ではなく美容院に行く。</text:p>
          </table:table-cell>
          <table:table-cell office:value-type="string" office:value="むすこ は さいきん、とこや で は なく びよういん に いく。">
            <text:p>むすこ は さいきん、とこや で は なく びよういん に いく。</text:p>
          </table:table-cell>
          <table:table-cell office:value-type="string" office:value="Recently, my son has started going to a hair salon instead of a barber.">
            <text:p>Recently, my son has started going to a hair salon instead of a barber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</table:table-row>
        <table:table-row>
          <table:table-cell office:value-type="string" office:value="状況">
            <text:p>状況</text:p>
          </table:table-cell>
          <table:table-cell office:value-type="string" office:value="じょうきょう">
            <text:p>じょうきょう</text:p>
          </table:table-cell>
          <table:table-cell office:value-type="string" office:value="situation, surrounding conditions">
            <text:p>situation, surrounding condition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状況では出発は難しいです。">
            <text:p>この状況では出発は難しいです。</text:p>
          </table:table-cell>
          <table:table-cell office:value-type="string" office:value="この じょうきょう で は しゅっぱつ は むずかしい です。">
            <text:p>この じょうきょう で は しゅっぱつ は むずかしい です。</text:p>
          </table:table-cell>
          <table:table-cell office:value-type="string" office:value="It's difficult to depart under these surrounding conditions.">
            <text:p>It's difficult to depart under these surrounding conditions.</text:p>
          </table:table-cell>
          <table:table-cell office:value-type="string" office:value="うちの会社は厳しい状況にあります。">
            <text:p>うちの会社は厳しい状況にあります。</text:p>
          </table:table-cell>
          <table:table-cell office:value-type="string" office:value="うち の かいしゃ は きびしい じょうきょう に あります。">
            <text:p>うち の かいしゃ は きびしい じょうきょう に あります。</text:p>
          </table:table-cell>
          <table:table-cell office:value-type="string" office:value="Our company has been in a difficult situation.">
            <text:p>Our company has been in a difficult situation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</table:table-row>
        <table:table-row>
          <table:table-cell office:value-type="string" office:value="目的">
            <text:p>目的</text:p>
          </table:table-cell>
          <table:table-cell office:value-type="string" office:value="もくてき">
            <text:p>もくてき</text:p>
          </table:table-cell>
          <table:table-cell office:value-type="string" office:value="objective, purpose">
            <text:p>objective, purpo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が来た目的が分かりません。">
            <text:p>彼が来た目的が分かりません。</text:p>
          </table:table-cell>
          <table:table-cell office:value-type="string" office:value="かれ が きた もくてき が わかりません。">
            <text:p>かれ が きた もくてき が わかりません。</text:p>
          </table:table-cell>
          <table:table-cell office:value-type="string" office:value="I don't know the purpose of his visit.">
            <text:p>I don't know the purpose of his visit.</text:p>
          </table:table-cell>
          <table:table-cell office:value-type="string" office:value="旅行の目的は何ですか。">
            <text:p>旅行の目的は何ですか。</text:p>
          </table:table-cell>
          <table:table-cell office:value-type="string" office:value="りょこう の もくてき は なん です か。">
            <text:p>りょこう の もくてき は なん です か。</text:p>
          </table:table-cell>
          <table:table-cell office:value-type="string" office:value="What's the purpose of your trip?">
            <text:p>What's the purpose of your trip?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</table:table-row>
        <table:table-row>
          <table:table-cell office:value-type="string" office:value="企業">
            <text:p>企業</text:p>
          </table:table-cell>
          <table:table-cell office:value-type="string" office:value="きぎょう">
            <text:p>きぎょう</text:p>
          </table:table-cell>
          <table:table-cell office:value-type="string" office:value="corporation, business">
            <text:p>corporation, busin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アメリカの企業で働いています。">
            <text:p>彼女はアメリカの企業で働いています。</text:p>
          </table:table-cell>
          <table:table-cell office:value-type="string" office:value="かのじょ は アメリカ の きぎょう で はたらいて います。">
            <text:p>かのじょ は アメリカ の きぎょう で はたらいて います。</text:p>
          </table:table-cell>
          <table:table-cell office:value-type="string" office:value="She works at an American company.">
            <text:p>She works at an American company.</text:p>
          </table:table-cell>
          <table:table-cell office:value-type="string" office:value="その会社はブラック企業で、休みがほとんどありません。">
            <text:p>その会社はブラック企業で、休みがほとんどありません。</text:p>
          </table:table-cell>
          <table:table-cell office:value-type="string" office:value="その かいしゃ は ブラック きぎょう で、やすみ が ほとんど ありません。">
            <text:p>その かいしゃ は ブラック きぎょう で、やすみ が ほとんど ありません。</text:p>
          </table:table-cell>
          <table:table-cell office:value-type="string" office:value="That company has terrible working conditions and almost no days off.">
            <text:p>That company has terrible working conditions and almost no days off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</table:table-row>
        <table:table-row>
          <table:table-cell office:value-type="string" office:value="釣り">
            <text:p>釣り</text:p>
          </table:table-cell>
          <table:table-cell office:value-type="string" office:value="つり">
            <text:p>つり</text:p>
          </table:table-cell>
          <table:table-cell office:value-type="string" office:value="fishing">
            <text:p>fish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釣りが大好きです。">
            <text:p>父は釣りが大好きです。</text:p>
          </table:table-cell>
          <table:table-cell office:value-type="string" office:value="ちち は つり が だいすき です。">
            <text:p>ちち は つり が だいすき です。</text:p>
          </table:table-cell>
          <table:table-cell office:value-type="string" office:value="My father loves fishing.">
            <text:p>My father loves fishing.</text:p>
          </table:table-cell>
          <table:table-cell office:value-type="string" office:value="今日は海に釣りに行きます。">
            <text:p>今日は海に釣りに行きます。</text:p>
          </table:table-cell>
          <table:table-cell office:value-type="string" office:value="きょう は うみ に つり に いきます。">
            <text:p>きょう は うみ に つり に いきます。</text:p>
          </table:table-cell>
          <table:table-cell office:value-type="string" office:value="Today we'll go to the sea to fish.">
            <text:p>Today we'll go to the sea to fish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</table:table-row>
        <table:table-row>
          <table:table-cell office:value-type="string" office:value="漫画">
            <text:p>漫画</text:p>
          </table:table-cell>
          <table:table-cell office:value-type="string" office:value="まんが">
            <text:p>まんが</text:p>
          </table:table-cell>
          <table:table-cell office:value-type="string" office:value="comics, cartoon">
            <text:p>comics, carto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妹は漫画が好きです。">
            <text:p>妹は漫画が好きです。</text:p>
          </table:table-cell>
          <table:table-cell office:value-type="string" office:value="いもうと は まんが が すき です。">
            <text:p>いもうと は まんが が すき です。</text:p>
          </table:table-cell>
          <table:table-cell office:value-type="string" office:value="My little sister likes comics.">
            <text:p>My little sister likes comics.</text:p>
          </table:table-cell>
          <table:table-cell office:value-type="string" office:value="娘は少女漫画ばかり読んでいる。">
            <text:p>娘は少女漫画ばかり読んでいる。</text:p>
          </table:table-cell>
          <table:table-cell office:value-type="string" office:value="むすめ は しょうじょ まんが ばかり よんで いる。">
            <text:p>むすめ は しょうじょ まんが ばかり よんで いる。</text:p>
          </table:table-cell>
          <table:table-cell office:value-type="string" office:value="My daughter reads only girls' comics.">
            <text:p>My daughter reads only girls' comic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</table:table-row>
        <table:table-row>
          <table:table-cell office:value-type="string" office:value="温泉">
            <text:p>温泉</text:p>
          </table:table-cell>
          <table:table-cell office:value-type="string" office:value="おんせん">
            <text:p>おんせん</text:p>
          </table:table-cell>
          <table:table-cell office:value-type="string" office:value="hot spring">
            <text:p>hot spr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の温泉はよく効くそうです。">
            <text:p>ここの温泉はよく効くそうです。</text:p>
          </table:table-cell>
          <table:table-cell office:value-type="string" office:value="ここ の おんせん は よく きく そう です。">
            <text:p>ここ の おんせん は よく きく そう です。</text:p>
          </table:table-cell>
          <table:table-cell office:value-type="string" office:value="I hear this hot spring is very effective.">
            <text:p>I hear this hot spring is very effective.</text:p>
          </table:table-cell>
          <table:table-cell office:value-type="string" office:value="この温泉はただです。">
            <text:p>この温泉はただです。</text:p>
          </table:table-cell>
          <table:table-cell office:value-type="string" office:value="この おんせん は ただ です。">
            <text:p>この おんせん は ただ です。</text:p>
          </table:table-cell>
          <table:table-cell office:value-type="string" office:value="This hot spring is free.">
            <text:p>This hot spring is free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</table:table-row>
        <table:table-row>
          <table:table-cell office:value-type="string" office:value="トレーニング">
            <text:p>トレーニング</text:p>
          </table:table-cell>
          <table:table-cell office:value-type="string" office:value="トレーニング">
            <text:p>トレーニング</text:p>
          </table:table-cell>
          <table:table-cell office:value-type="string" office:value="training, workout">
            <text:p>training, workou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毎日トレーニングをする。">
            <text:p>彼は毎日トレーニングをする。</text:p>
          </table:table-cell>
          <table:table-cell office:value-type="string" office:value="かれ は まいにち トレーニング を する。">
            <text:p>かれ は まいにち トレーニング を する。</text:p>
          </table:table-cell>
          <table:table-cell office:value-type="string" office:value="He works out every day.">
            <text:p>He works out every day.</text:p>
          </table:table-cell>
          <table:table-cell office:value-type="string" office:value="彼はサッカー選手になるためにトレーニングしています。">
            <text:p>彼はサッカー選手になるためにトレーニングしています。</text:p>
          </table:table-cell>
          <table:table-cell office:value-type="string" office:value="かれ は サッカー せんしゅ に なる ため に トレーニング して います。">
            <text:p>かれ は サッカー せんしゅ に なる ため に トレーニング して います。</text:p>
          </table:table-cell>
          <table:table-cell office:value-type="string" office:value="He's been training to become a soccer player.">
            <text:p>He's been training to become a soccer player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5">
            <text:p>205</text:p>
          </table:table-cell>
          <table:table-cell office:value-type="string" office:value="206">
            <text:p>206</text:p>
          </table:table-cell>
          <table:table-cell office:value-type="string" office:value="207">
            <text:p>207</text:p>
          </table:table-cell>
        </table:table-row>
        <table:table-row>
          <table:table-cell office:value-type="string" office:value="噂">
            <text:p>噂</text:p>
          </table:table-cell>
          <table:table-cell office:value-type="string" office:value="うわさ">
            <text:p>うわさ</text:p>
          </table:table-cell>
          <table:table-cell office:value-type="string" office:value="gossip, rumor">
            <text:p>gossip, rumor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噂は本当ですか。">
            <text:p>その噂は本当ですか。</text:p>
          </table:table-cell>
          <table:table-cell office:value-type="string" office:value="その うわさ は ほんとう です か。">
            <text:p>その うわさ は ほんとう です か。</text:p>
          </table:table-cell>
          <table:table-cell office:value-type="string" office:value="Is the rumor true?">
            <text:p>Is the rumor true?</text:p>
          </table:table-cell>
          <table:table-cell office:value-type="string" office:value="その噂はすぐに広まったよ。">
            <text:p>その噂はすぐに広まったよ。</text:p>
          </table:table-cell>
          <table:table-cell office:value-type="string" office:value="その うわさ は すぐ に ひろまった よ。">
            <text:p>その うわさ は すぐ に ひろまった よ。</text:p>
          </table:table-cell>
          <table:table-cell office:value-type="string" office:value="The rumor spread quickly.">
            <text:p>The rumor spread quickly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8">
            <text:p>208</text:p>
          </table:table-cell>
          <table:table-cell office:value-type="string" office:value="209">
            <text:p>209</text:p>
          </table:table-cell>
          <table:table-cell office:value-type="string" office:value="210">
            <text:p>210</text:p>
          </table:table-cell>
        </table:table-row>
        <table:table-row>
          <table:table-cell office:value-type="string" office:value="本物">
            <text:p>本物</text:p>
          </table:table-cell>
          <table:table-cell office:value-type="string" office:value="ほんもの">
            <text:p>ほんもの</text:p>
          </table:table-cell>
          <table:table-cell office:value-type="string" office:value="real, truly worthy (things, people)">
            <text:p>real, truly worthy (things, peopl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本物のダイヤモンドです。">
            <text:p>これは本物のダイヤモンドです。</text:p>
          </table:table-cell>
          <table:table-cell office:value-type="string" office:value="これ は ほんもの の ダイヤモンド です。">
            <text:p>これ は ほんもの の ダイヤモンド です。</text:p>
          </table:table-cell>
          <table:table-cell office:value-type="string" office:value="This is a real diamond.">
            <text:p>This is a real diamond.</text:p>
          </table:table-cell>
          <table:table-cell office:value-type="string" office:value="彼女の能力は本物だ。">
            <text:p>彼女の能力は本物だ。</text:p>
          </table:table-cell>
          <table:table-cell office:value-type="string" office:value="かのじょ の のうりょく は ほんもの だ。">
            <text:p>かのじょ の のうりょく は ほんもの だ。</text:p>
          </table:table-cell>
          <table:table-cell office:value-type="string" office:value="Her abilities are the real deal.">
            <text:p>Her abilities are the real deal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1">
            <text:p>211</text:p>
          </table:table-cell>
          <table:table-cell office:value-type="string" office:value="212">
            <text:p>212</text:p>
          </table:table-cell>
          <table:table-cell office:value-type="string" office:value="213">
            <text:p>213</text:p>
          </table:table-cell>
        </table:table-row>
        <table:table-row>
          <table:table-cell office:value-type="string" office:value="アイデア">
            <text:p>アイデア</text:p>
          </table:table-cell>
          <table:table-cell office:value-type="string" office:value="アイデア">
            <text:p>アイデア</text:p>
          </table:table-cell>
          <table:table-cell office:value-type="string" office:value="idea (loan word)">
            <text:p>idea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がいいアイデアを出したね。">
            <text:p>彼がいいアイデアを出したね。</text:p>
          </table:table-cell>
          <table:table-cell office:value-type="string" office:value="かれ が いい アイデア を だした ね。">
            <text:p>かれ が いい アイデア を だした ね。</text:p>
          </table:table-cell>
          <table:table-cell office:value-type="string" office:value="He came up with a good idea.">
            <text:p>He came up with a good idea.</text:p>
          </table:table-cell>
          <table:table-cell office:value-type="string" office:value="そのアイデアは彼の提案です。">
            <text:p>そのアイデアは彼の提案です。</text:p>
          </table:table-cell>
          <table:table-cell office:value-type="string" office:value="その アイデア は かれ の ていあん です。">
            <text:p>その アイデア は かれ の ていあん です。</text:p>
          </table:table-cell>
          <table:table-cell office:value-type="string" office:value="The idea is his suggestion.">
            <text:p>The idea is his suggestion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4">
            <text:p>214</text:p>
          </table:table-cell>
          <table:table-cell office:value-type="string" office:value="215">
            <text:p>215</text:p>
          </table:table-cell>
          <table:table-cell office:value-type="string" office:value="216">
            <text:p>216</text:p>
          </table:table-cell>
        </table:table-row>
        <table:table-row>
          <table:table-cell office:value-type="string" office:value="地下">
            <text:p>地下</text:p>
          </table:table-cell>
          <table:table-cell office:value-type="string" office:value="ちか">
            <text:p>ちか</text:p>
          </table:table-cell>
          <table:table-cell office:value-type="string" office:value="underground, basement">
            <text:p>underground, basem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スタジオは地下にあります。">
            <text:p>スタジオは地下にあります。</text:p>
          </table:table-cell>
          <table:table-cell office:value-type="string" office:value="スタジオ は ちか に あります。">
            <text:p>スタジオ は ちか に あります。</text:p>
          </table:table-cell>
          <table:table-cell office:value-type="string" office:value="The studio is in the basement.">
            <text:p>The studio is in the basement.</text:p>
          </table:table-cell>
          <table:table-cell office:value-type="string" office:value="私の家は地下にも部屋があります。">
            <text:p>私の家は地下にも部屋があります。</text:p>
          </table:table-cell>
          <table:table-cell office:value-type="string" office:value="わたし の いえ は ちか に も へや が あります。">
            <text:p>わたし の いえ は ちか に も へや が あります。</text:p>
          </table:table-cell>
          <table:table-cell office:value-type="string" office:value="My house has rooms in the basement, too.">
            <text:p>My house has rooms in the basement, too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7">
            <text:p>217</text:p>
          </table:table-cell>
          <table:table-cell office:value-type="string" office:value="218">
            <text:p>218</text:p>
          </table:table-cell>
          <table:table-cell office:value-type="string" office:value="219">
            <text:p>219</text:p>
          </table:table-cell>
        </table:table-row>
        <table:table-row>
          <table:table-cell office:value-type="string" office:value="マーケット">
            <text:p>マーケット</text:p>
          </table:table-cell>
          <table:table-cell office:value-type="string" office:value="マーケット">
            <text:p>マーケット</text:p>
          </table:table-cell>
          <table:table-cell office:value-type="string" office:value="market">
            <text:p>mar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会社は海外マーケットに強いです。">
            <text:p>あの会社は海外マーケットに強いです。</text:p>
          </table:table-cell>
          <table:table-cell office:value-type="string" office:value="あの かいしゃ は かいがい マーケット に つよい です。">
            <text:p>あの かいしゃ は かいがい マーケット に つよい です。</text:p>
          </table:table-cell>
          <table:table-cell office:value-type="string" office:value="That company is strong in overseas marketing.">
            <text:p>That company is strong in overseas marketing.</text:p>
          </table:table-cell>
          <table:table-cell office:value-type="string" office:value="国内マーケットにもチャンスはあります。">
            <text:p>国内マーケットにもチャンスはあります。</text:p>
          </table:table-cell>
          <table:table-cell office:value-type="string" office:value="こくない マーケット に も チャンス は あります。">
            <text:p>こくない マーケット に も チャンス は あります。</text:p>
          </table:table-cell>
          <table:table-cell office:value-type="string" office:value="There is an opportunity in domestic marketing, too.">
            <text:p>There is an opportunity in domestic marketing, too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0">
            <text:p>220</text:p>
          </table:table-cell>
          <table:table-cell office:value-type="string" office:value="221">
            <text:p>221</text:p>
          </table:table-cell>
          <table:table-cell office:value-type="string" office:value="222">
            <text:p>222</text:p>
          </table:table-cell>
        </table:table-row>
        <table:table-row>
          <table:table-cell office:value-type="string" office:value="スケジュール">
            <text:p>スケジュール</text:p>
          </table:table-cell>
          <table:table-cell office:value-type="string" office:value="スケジュール">
            <text:p>スケジュール</text:p>
          </table:table-cell>
          <table:table-cell office:value-type="string" office:value="schedule (loan word)">
            <text:p>schedule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スケジュールの調整は君に任せるわ。">
            <text:p>スケジュールの調整は君に任せるわ。</text:p>
          </table:table-cell>
          <table:table-cell office:value-type="string" office:value="スケジュール の ちょうせい は きみ に まかせる わ。">
            <text:p>スケジュール の ちょうせい は きみ に まかせる わ。</text:p>
          </table:table-cell>
          <table:table-cell office:value-type="string" office:value="I'll let you coordinate my schedule.">
            <text:p>I'll let you coordinate my schedule.</text:p>
          </table:table-cell>
          <table:table-cell office:value-type="string" office:value="今、スケジュールの調整をしています。">
            <text:p>今、スケジュールの調整をしています。</text:p>
          </table:table-cell>
          <table:table-cell office:value-type="string" office:value="いま、スケジュール の ちょうせい を して います。">
            <text:p>いま、スケジュール の ちょうせい を して います。</text:p>
          </table:table-cell>
          <table:table-cell office:value-type="string" office:value="I'm adjusting the schedule now.">
            <text:p>I'm adjusting the schedule now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3">
            <text:p>223</text:p>
          </table:table-cell>
          <table:table-cell office:value-type="string" office:value="224">
            <text:p>224</text:p>
          </table:table-cell>
          <table:table-cell office:value-type="string" office:value="225">
            <text:p>225</text:p>
          </table:table-cell>
        </table:table-row>
        <table:table-row>
          <table:table-cell office:value-type="string" office:value="出張">
            <text:p>出張</text:p>
          </table:table-cell>
          <table:table-cell office:value-type="string" office:value="しゅっちょう">
            <text:p>しゅっちょう</text:p>
          </table:table-cell>
          <table:table-cell office:value-type="string" office:value="business trip">
            <text:p>business trip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部長は京都に出張中です。">
            <text:p>部長は京都に出張中です。</text:p>
          </table:table-cell>
          <table:table-cell office:value-type="string" office:value="ぶちょう は きょうと に しゅっちょう ちゅう です。">
            <text:p>ぶちょう は きょうと に しゅっちょう ちゅう です。</text:p>
          </table:table-cell>
          <table:table-cell office:value-type="string" office:value="The manager is on a business trip to Kyoto.">
            <text:p>The manager is on a business trip to Kyoto.</text:p>
          </table:table-cell>
          <table:table-cell office:value-type="string" office:value="来月、オーストラリアに出張に行きます。">
            <text:p>来月、オーストラリアに出張に行きます。</text:p>
          </table:table-cell>
          <table:table-cell office:value-type="string" office:value="らいげつ、オーストラリア に しゅっちょう に いきます。">
            <text:p>らいげつ、オーストラリア に しゅっちょう に いきます。</text:p>
          </table:table-cell>
          <table:table-cell office:value-type="string" office:value="Next month I'm going to Australia on business.">
            <text:p>Next month I'm going to Australia on busines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6">
            <text:p>226</text:p>
          </table:table-cell>
          <table:table-cell office:value-type="string" office:value="227">
            <text:p>227</text:p>
          </table:table-cell>
          <table:table-cell office:value-type="string" office:value="228">
            <text:p>228</text:p>
          </table:table-cell>
        </table:table-row>
        <table:table-row>
          <table:table-cell office:value-type="string" office:value="コック">
            <text:p>コック</text:p>
          </table:table-cell>
          <table:table-cell office:value-type="string" office:value="コック">
            <text:p>コック</text:p>
          </table:table-cell>
          <table:table-cell office:value-type="string" office:value="cook, chef">
            <text:p>cook, che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腕のいいコックです。">
            <text:p>彼は腕のいいコックです。</text:p>
          </table:table-cell>
          <table:table-cell office:value-type="string" office:value="かれ は うで の いい コック です。">
            <text:p>かれ は うで の いい コック です。</text:p>
          </table:table-cell>
          <table:table-cell office:value-type="string" office:value="He is a good cook.">
            <text:p>He is a good cook.</text:p>
          </table:table-cell>
          <table:table-cell office:value-type="string" office:value="あのレストランはコックを探しています。">
            <text:p>あのレストランはコックを探しています。</text:p>
          </table:table-cell>
          <table:table-cell office:value-type="string" office:value="あの レストラン は コック を さがして います。">
            <text:p>あの レストラン は コック を さがして います。</text:p>
          </table:table-cell>
          <table:table-cell office:value-type="string" office:value="That restaurant is looking for a cook.">
            <text:p>That restaurant is looking for a cook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9">
            <text:p>229</text:p>
          </table:table-cell>
          <table:table-cell office:value-type="string" office:value="230">
            <text:p>230</text:p>
          </table:table-cell>
          <table:table-cell office:value-type="string" office:value="231">
            <text:p>231</text:p>
          </table:table-cell>
        </table:table-row>
        <table:table-row>
          <table:table-cell office:value-type="string" office:value="正午">
            <text:p>正午</text:p>
          </table:table-cell>
          <table:table-cell office:value-type="string" office:value="しょうご">
            <text:p>しょうご</text:p>
          </table:table-cell>
          <table:table-cell office:value-type="string" office:value="noon">
            <text:p>no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昼休みは正午からです。">
            <text:p>昼休みは正午からです。</text:p>
          </table:table-cell>
          <table:table-cell office:value-type="string" office:value="ひるやすみ は しょうご から です。">
            <text:p>ひるやすみ は しょうご から です。</text:p>
          </table:table-cell>
          <table:table-cell office:value-type="string" office:value="The lunch break is from noon.">
            <text:p>The lunch break is from noon.</text:p>
          </table:table-cell>
          <table:table-cell office:value-type="string" office:value="正午のニュースをお伝えします。">
            <text:p>正午のニュースをお伝えします。</text:p>
          </table:table-cell>
          <table:table-cell office:value-type="string" office:value="しょうご の ニュース を おつたえ します。">
            <text:p>しょうご の ニュース を おつたえ します。</text:p>
          </table:table-cell>
          <table:table-cell office:value-type="string" office:value="Here is the midday news.">
            <text:p>Here is the midday new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2">
            <text:p>232</text:p>
          </table:table-cell>
          <table:table-cell office:value-type="string" office:value="233">
            <text:p>233</text:p>
          </table:table-cell>
          <table:table-cell office:value-type="string" office:value="234">
            <text:p>234</text:p>
          </table:table-cell>
        </table:table-row>
        <table:table-row>
          <table:table-cell office:value-type="string" office:value="ブラシ">
            <text:p>ブラシ</text:p>
          </table:table-cell>
          <table:table-cell office:value-type="string" office:value="ブラシ">
            <text:p>ブラシ</text:p>
          </table:table-cell>
          <table:table-cell office:value-type="string" office:value="brush">
            <text:p>brus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犬の毛をブラシでとかしてやったの。">
            <text:p>犬の毛をブラシでとかしてやったの。</text:p>
          </table:table-cell>
          <table:table-cell office:value-type="string" office:value="いぬ の け を ブラシ で とかして やった の。">
            <text:p>いぬ の け を ブラシ で とかして やった の。</text:p>
          </table:table-cell>
          <table:table-cell office:value-type="string" office:value="I brushed the dog's hair with a brush.">
            <text:p>I brushed the dog's hair with a brush.</text:p>
          </table:table-cell>
          <table:table-cell office:value-type="string" office:value="このブラシでコートの汚れを落とせます。">
            <text:p>このブラシでコートの汚れを落とせます。</text:p>
          </table:table-cell>
          <table:table-cell office:value-type="string" office:value="この ブラシ で コート の よごれ を おとせます。">
            <text:p>この ブラシ で コート の よごれ を おとせます。</text:p>
          </table:table-cell>
          <table:table-cell office:value-type="string" office:value="You can use this brush to take the dirt off your coat.">
            <text:p>You can use this brush to take the dirt off your coat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5">
            <text:p>235</text:p>
          </table:table-cell>
          <table:table-cell office:value-type="string" office:value="236">
            <text:p>236</text:p>
          </table:table-cell>
          <table:table-cell office:value-type="string" office:value="237">
            <text:p>237</text:p>
          </table:table-cell>
        </table:table-row>
        <table:table-row>
          <table:table-cell office:value-type="string" office:value="書き取る">
            <text:p>書き取る</text:p>
          </table:table-cell>
          <table:table-cell office:value-type="string" office:value="かきとる">
            <text:p>かきとる</text:p>
          </table:table-cell>
          <table:table-cell office:value-type="string" office:value="write down, note down">
            <text:p>write down, note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話のポイントを書き取った。">
            <text:p>話のポイントを書き取った。</text:p>
          </table:table-cell>
          <table:table-cell office:value-type="string" office:value="はなし の ポイント を かきとった 。">
            <text:p>はなし の ポイント を かきとった 。</text:p>
          </table:table-cell>
          <table:table-cell office:value-type="string" office:value="I wrote down the main points of the speech.">
            <text:p>I wrote down the main points of the speech.</text:p>
          </table:table-cell>
          <table:table-cell office:value-type="string" office:value="これから言う文章を書き取ってください。">
            <text:p>これから言う文章を書き取ってください。</text:p>
          </table:table-cell>
          <table:table-cell office:value-type="string" office:value="これから いう ぶんしょう を かきとって ください。">
            <text:p>これから いう ぶんしょう を かきとって ください。</text:p>
          </table:table-cell>
          <table:table-cell office:value-type="string" office:value="Please write down what I'll say from now.">
            <text:p>Please write down what I'll say from now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8">
            <text:p>238</text:p>
          </table:table-cell>
          <table:table-cell office:value-type="string" office:value="239">
            <text:p>239</text:p>
          </table:table-cell>
          <table:table-cell office:value-type="string" office:value="240">
            <text:p>240</text:p>
          </table:table-cell>
        </table:table-row>
        <table:table-row>
          <table:table-cell office:value-type="string" office:value="歓迎">
            <text:p>歓迎</text:p>
          </table:table-cell>
          <table:table-cell office:value-type="string" office:value="かんげい">
            <text:p>かんげい</text:p>
          </table:table-cell>
          <table:table-cell office:value-type="string" office:value="welcome, greet">
            <text:p>welcome, gree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温かい歓迎を受けました。">
            <text:p>温かい歓迎を受けました。</text:p>
          </table:table-cell>
          <table:table-cell office:value-type="string" office:value="あたたかい かんげい を うけました。">
            <text:p>あたたかい かんげい を うけました。</text:p>
          </table:table-cell>
          <table:table-cell office:value-type="string" office:value="I received a warm welcome.">
            <text:p>I received a warm welcome.</text:p>
          </table:table-cell>
          <table:table-cell office:value-type="string" office:value="日本に来てくれたらいつでも歓迎します。">
            <text:p>日本に来てくれたらいつでも歓迎します。</text:p>
          </table:table-cell>
          <table:table-cell office:value-type="string" office:value="にほん に きて くれたら いつでも かんげい します。">
            <text:p>にほん に きて くれたら いつでも かんげい します。</text:p>
          </table:table-cell>
          <table:table-cell office:value-type="string" office:value="If you can make it to Japan, you'll be welcome anytime.">
            <text:p>If you can make it to Japan, you'll be welcome anytime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1">
            <text:p>241</text:p>
          </table:table-cell>
          <table:table-cell office:value-type="string" office:value="242">
            <text:p>242</text:p>
          </table:table-cell>
          <table:table-cell office:value-type="string" office:value="243">
            <text:p>243</text:p>
          </table:table-cell>
        </table:table-row>
        <table:table-row>
          <table:table-cell office:value-type="string" office:value="開発">
            <text:p>開発</text:p>
          </table:table-cell>
          <table:table-cell office:value-type="string" office:value="かいはつ">
            <text:p>かいはつ</text:p>
          </table:table-cell>
          <table:table-cell office:value-type="string" office:value="development">
            <text:p>develop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会社は社員の能力開発に力を入れています。">
            <text:p>その会社は社員の能力開発に力を入れています。</text:p>
          </table:table-cell>
          <table:table-cell office:value-type="string" office:value="その かいしゃ は しゃいん の のうりょく かいはつ に ちから を いれて います。">
            <text:p>その かいしゃ は しゃいん の のうりょく かいはつ に ちから を いれて います。</text:p>
          </table:table-cell>
          <table:table-cell office:value-type="string" office:value="The company places emphasis on the professional development of its employees.">
            <text:p>The company places emphasis on the professional development of its employees.</text:p>
          </table:table-cell>
          <table:table-cell office:value-type="string" office:value="私のチームは今、新しいゲームを開発しています。">
            <text:p>私のチームは今、新しいゲームを開発しています。</text:p>
          </table:table-cell>
          <table:table-cell office:value-type="string" office:value="わたし の チーム は いま、あたらしい ゲーム を かいはつ して います。">
            <text:p>わたし の チーム は いま、あたらしい ゲーム を かいはつ して います。</text:p>
          </table:table-cell>
          <table:table-cell office:value-type="string" office:value="My team is developing a new game now.">
            <text:p>My team is developing a new game now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4">
            <text:p>244</text:p>
          </table:table-cell>
          <table:table-cell office:value-type="string" office:value="245">
            <text:p>245</text:p>
          </table:table-cell>
          <table:table-cell office:value-type="string" office:value="246">
            <text:p>246</text:p>
          </table:table-cell>
        </table:table-row>
        <table:table-row>
          <table:table-cell office:value-type="string" office:value="郵便屋さん">
            <text:p>郵便屋さん</text:p>
          </table:table-cell>
          <table:table-cell office:value-type="string" office:value="ゆうびんやさん">
            <text:p>ゆうびんやさん</text:p>
          </table:table-cell>
          <table:table-cell office:value-type="string" office:value="mail carrier">
            <text:p>mail carri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郵便屋さんはもう来ましたか。">
            <text:p>郵便屋さんはもう来ましたか。</text:p>
          </table:table-cell>
          <table:table-cell office:value-type="string" office:value="ゆうびん や さん は もう きました か。">
            <text:p>ゆうびん や さん は もう きました か。</text:p>
          </table:table-cell>
          <table:table-cell office:value-type="string" office:value="Has the mail carrier already come?">
            <text:p>Has the mail carrier already come?</text:p>
          </table:table-cell>
          <table:table-cell office:value-type="string" office:value="郵便屋さんが母からの荷物を届けてくれました。">
            <text:p>郵便屋さんが母からの荷物を届けてくれました。</text:p>
          </table:table-cell>
          <table:table-cell office:value-type="string" office:value="ゆうびん や さん が はは から の にもつ を とどけて くれました。">
            <text:p>ゆうびん や さん が はは から の にもつ を とどけて くれました。</text:p>
          </table:table-cell>
          <table:table-cell office:value-type="string" office:value="A mailman delivered a package from my mother.">
            <text:p>A mailman delivered a package from my mother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7">
            <text:p>247</text:p>
          </table:table-cell>
          <table:table-cell office:value-type="string" office:value="248">
            <text:p>248</text:p>
          </table:table-cell>
          <table:table-cell office:value-type="string" office:value="249">
            <text:p>249</text:p>
          </table:table-cell>
        </table:table-row>
        <table:table-row>
          <table:table-cell office:value-type="string" office:value="会長">
            <text:p>会長</text:p>
          </table:table-cell>
          <table:table-cell office:value-type="string" office:value="かいちょう">
            <text:p>かいちょう</text:p>
          </table:table-cell>
          <table:table-cell office:value-type="string" office:value="president, chairperson">
            <text:p>president, chairper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始めに会長が挨拶した。">
            <text:p>始めに会長が挨拶した。</text:p>
          </table:table-cell>
          <table:table-cell office:value-type="string" office:value="はじめ に かいちょう が あいさつ した。">
            <text:p>はじめ に かいちょう が あいさつ した。</text:p>
          </table:table-cell>
          <table:table-cell office:value-type="string" office:value="First was the president's greeting.">
            <text:p>First was the president's greeting.</text:p>
          </table:table-cell>
          <table:table-cell office:value-type="string" office:value="父は弟の学校のPTAの会長です。">
            <text:p>父は弟の学校のPTAの会長です。</text:p>
          </table:table-cell>
          <table:table-cell office:value-type="string" office:value="ちち は おとうと の がっこう の PTA の かいちょう です。">
            <text:p>ちち は おとうと の がっこう の PTA の かいちょう です。</text:p>
          </table:table-cell>
          <table:table-cell office:value-type="string" office:value="My father is the chairperson of the PTA at my younger brother's school.">
            <text:p>My father is the chairperson of the PTA at my younger brother's school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0">
            <text:p>250</text:p>
          </table:table-cell>
          <table:table-cell office:value-type="string" office:value="251">
            <text:p>251</text:p>
          </table:table-cell>
          <table:table-cell office:value-type="string" office:value="252">
            <text:p>252</text:p>
          </table:table-cell>
        </table:table-row>
        <table:table-row>
          <table:table-cell office:value-type="string" office:value="金">
            <text:p>金</text:p>
          </table:table-cell>
          <table:table-cell office:value-type="string" office:value="きん">
            <text:p>きん</text:p>
          </table:table-cell>
          <table:table-cell office:value-type="string" office:value="gold">
            <text:p>gol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金のネックレスをしています。">
            <text:p>彼女は金のネックレスをしています。</text:p>
          </table:table-cell>
          <table:table-cell office:value-type="string" office:value="かのじょ は きん の ネックレス を して います。">
            <text:p>かのじょ は きん の ネックレス を して います。</text:p>
          </table:table-cell>
          <table:table-cell office:value-type="string" office:value="She's wearing a gold necklace.">
            <text:p>She's wearing a gold necklace.</text:p>
          </table:table-cell>
          <table:table-cell office:value-type="string" office:value="このカップは金でできています。">
            <text:p>このカップは金でできています。</text:p>
          </table:table-cell>
          <table:table-cell office:value-type="string" office:value="この カップ は きん で できて います。">
            <text:p>この カップ は きん で できて います。</text:p>
          </table:table-cell>
          <table:table-cell office:value-type="string" office:value="This cup is made of gold.">
            <text:p>This cup is made of gold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3">
            <text:p>253</text:p>
          </table:table-cell>
          <table:table-cell office:value-type="string" office:value="254">
            <text:p>254</text:p>
          </table:table-cell>
          <table:table-cell office:value-type="string" office:value="255">
            <text:p>255</text:p>
          </table:table-cell>
        </table:table-row>
        <table:table-row>
          <table:table-cell office:value-type="string" office:value="灰">
            <text:p>灰</text:p>
          </table:table-cell>
          <table:table-cell office:value-type="string" office:value="はい">
            <text:p>はい</text:p>
          </table:table-cell>
          <table:table-cell office:value-type="string" office:value="ashes">
            <text:p>ash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火事ですべて灰になった。">
            <text:p>火事ですべて灰になった。</text:p>
          </table:table-cell>
          <table:table-cell office:value-type="string" office:value="かじ で すべて はい に なった。">
            <text:p>かじ で すべて はい に なった。</text:p>
          </table:table-cell>
          <table:table-cell office:value-type="string" office:value="Everything turned into ashes in the fire.">
            <text:p>Everything turned into ashes in the fire.</text:p>
          </table:table-cell>
          <table:table-cell office:value-type="string" office:value="人は死んだら灰になる。">
            <text:p>人は死んだら灰になる。</text:p>
          </table:table-cell>
          <table:table-cell office:value-type="string" office:value="ひと は しんだら はい に なる。">
            <text:p>ひと は しんだら はい に なる。</text:p>
          </table:table-cell>
          <table:table-cell office:value-type="string" office:value="When people die, they turn into ashes.">
            <text:p>When people die, they turn into ashe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6">
            <text:p>256</text:p>
          </table:table-cell>
          <table:table-cell office:value-type="string" office:value="257">
            <text:p>257</text:p>
          </table:table-cell>
          <table:table-cell office:value-type="string" office:value="258">
            <text:p>258</text:p>
          </table:table-cell>
        </table:table-row>
        <table:table-row>
          <table:table-cell office:value-type="string" office:value="骨">
            <text:p>骨</text:p>
          </table:table-cell>
          <table:table-cell office:value-type="string" office:value="ほね">
            <text:p>ほね</text:p>
          </table:table-cell>
          <table:table-cell office:value-type="string" office:value="bone">
            <text:p>bo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足の骨を折りました。">
            <text:p>彼は足の骨を折りました。</text:p>
          </table:table-cell>
          <table:table-cell office:value-type="string" office:value="かれ は あし の ほね を おりました。">
            <text:p>かれ は あし の ほね を おりました。</text:p>
          </table:table-cell>
          <table:table-cell office:value-type="string" office:value="He broke a bone in his foot.">
            <text:p>He broke a bone in his foot.</text:p>
          </table:table-cell>
          <table:table-cell office:value-type="string" office:value="牛乳をたくさん飲むので、私は骨が丈夫です。">
            <text:p>牛乳をたくさん飲むので、私は骨が丈夫です。</text:p>
          </table:table-cell>
          <table:table-cell office:value-type="string" office:value="ぎゅうにゅう を たくさん のむ ので、わたし は ほね が じょうぶ です。">
            <text:p>ぎゅうにゅう を たくさん のむ ので、わたし は ほね が じょうぶ です。</text:p>
          </table:table-cell>
          <table:table-cell office:value-type="string" office:value="I drink a lot of milk, so my bones are strong.">
            <text:p>I drink a lot of milk, so my bones are strong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9">
            <text:p>259</text:p>
          </table:table-cell>
          <table:table-cell office:value-type="string" office:value="260">
            <text:p>260</text:p>
          </table:table-cell>
          <table:table-cell office:value-type="string" office:value="261">
            <text:p>261</text:p>
          </table:table-cell>
        </table:table-row>
        <table:table-row>
          <table:table-cell office:value-type="string" office:value="風呂屋">
            <text:p>風呂屋</text:p>
          </table:table-cell>
          <table:table-cell office:value-type="string" office:value="ふろや">
            <text:p>ふろや</text:p>
          </table:table-cell>
          <table:table-cell office:value-type="string" office:value="bathhouse, public bath">
            <text:p>bathhouse, public ba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友達とお風呂屋さんに行った。">
            <text:p>昨日、友達とお風呂屋さんに行った。</text:p>
          </table:table-cell>
          <table:table-cell office:value-type="string" office:value="きのう、ともだち と おふろ や さん に いった。">
            <text:p>きのう、ともだち と おふろ や さん に いった。</text:p>
          </table:table-cell>
          <table:table-cell office:value-type="string" office:value="I went to a bathhouse with my friend yesterday.">
            <text:p>I went to a bathhouse with my friend yesterday.</text:p>
          </table:table-cell>
          <table:table-cell office:value-type="string" office:value="お風呂屋さんは広くて気持ちいいです。">
            <text:p>お風呂屋さんは広くて気持ちいいです。</text:p>
          </table:table-cell>
          <table:table-cell office:value-type="string" office:value="おふろ や さん は ひろくて きもち いい です。">
            <text:p>おふろ や さん は ひろくて きもち いい です。</text:p>
          </table:table-cell>
          <table:table-cell office:value-type="string" office:value="Public baths are big and comfortable.">
            <text:p>Public baths are big and comfortable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2">
            <text:p>262</text:p>
          </table:table-cell>
          <table:table-cell office:value-type="string" office:value="263">
            <text:p>263</text:p>
          </table:table-cell>
          <table:table-cell office:value-type="string" office:value="264">
            <text:p>264</text:p>
          </table:table-cell>
        </table:table-row>
        <table:table-row>
          <table:table-cell office:value-type="string" office:value="細か">
            <text:p>細か</text:p>
          </table:table-cell>
          <table:table-cell office:value-type="string" office:value="こまか">
            <text:p>こまか</text:p>
          </table:table-cell>
          <table:table-cell office:value-type="string" office:value="small, fine, detailed">
            <text:p>small, fine, detaile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それは細かな問題です。">
            <text:p>それは細かな問題です。</text:p>
          </table:table-cell>
          <table:table-cell office:value-type="string" office:value="それ は こまかな もんだい です。">
            <text:p>それ は こまかな もんだい です。</text:p>
          </table:table-cell>
          <table:table-cell office:value-type="string" office:value="That's a small but complex issue.">
            <text:p>That's a small but complex issue.</text:p>
          </table:table-cell>
          <table:table-cell office:value-type="string" office:value="彼女は細かな気づかいができる人です。">
            <text:p>彼女は細かな気づかいができる人です。</text:p>
          </table:table-cell>
          <table:table-cell office:value-type="string" office:value="かのじょ は こまかな きづかい が できる ひと です。">
            <text:p>かのじょ は こまかな きづかい が できる ひと です。</text:p>
          </table:table-cell>
          <table:table-cell office:value-type="string" office:value="She is a person who can be considerate even about small things.">
            <text:p>She is a person who can be considerate even about small thing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5">
            <text:p>265</text:p>
          </table:table-cell>
          <table:table-cell office:value-type="string" office:value="266">
            <text:p>266</text:p>
          </table:table-cell>
          <table:table-cell office:value-type="string" office:value="267">
            <text:p>267</text:p>
          </table:table-cell>
        </table:table-row>
        <table:table-row>
          <table:table-cell office:value-type="string" office:value="行き">
            <text:p>行き</text:p>
          </table:table-cell>
          <table:table-cell office:value-type="string" office:value="ゆき">
            <text:p>ゆき</text:p>
          </table:table-cell>
          <table:table-cell office:value-type="string" office:value="going, bound for (traditional reading)">
            <text:p>going, bound for (traditional reading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東京行きの列車に乗った。">
            <text:p>東京行きの列車に乗った。</text:p>
          </table:table-cell>
          <table:table-cell office:value-type="string" office:value="とうきょう ゆき の れっしゃ に のった。">
            <text:p>とうきょう ゆき の れっしゃ に のった。</text:p>
          </table:table-cell>
          <table:table-cell office:value-type="string" office:value="I got on the Tokyo-bound train.">
            <text:p>I got on the Tokyo-bound train.</text:p>
          </table:table-cell>
          <table:table-cell office:value-type="string" office:value="その電車は新大阪行きです。">
            <text:p>その電車は新大阪行きです。</text:p>
          </table:table-cell>
          <table:table-cell office:value-type="string" office:value="その でんしゃ は しんおおさか ゆき です。">
            <text:p>その でんしゃ は しんおおさか ゆき です。</text:p>
          </table:table-cell>
          <table:table-cell office:value-type="string" office:value="The train is bound for Shin-Osaka.">
            <text:p>The train is bound for Shin-Osaka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8">
            <text:p>268</text:p>
          </table:table-cell>
          <table:table-cell office:value-type="string" office:value="269">
            <text:p>269</text:p>
          </table:table-cell>
          <table:table-cell office:value-type="string" office:value="270">
            <text:p>270</text:p>
          </table:table-cell>
        </table:table-row>
        <table:table-row>
          <table:table-cell office:value-type="string" office:value="人々">
            <text:p>人々</text:p>
          </table:table-cell>
          <table:table-cell office:value-type="string" office:value="ひとびと">
            <text:p>ひとびと</text:p>
          </table:table-cell>
          <table:table-cell office:value-type="string" office:value="people">
            <text:p>peop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村の人々はとても親切です。">
            <text:p>あの村の人々はとても親切です。</text:p>
          </table:table-cell>
          <table:table-cell office:value-type="string" office:value="あの むら の ひとびと は とても しんせつ です。">
            <text:p>あの むら の ひとびと は とても しんせつ です。</text:p>
          </table:table-cell>
          <table:table-cell office:value-type="string" office:value="People in that village are very kind.">
            <text:p>People in that village are very kind.</text:p>
          </table:table-cell>
          <table:table-cell office:value-type="string" office:value="私は人々の役に立ちたいと思っています。">
            <text:p>私は人々の役に立ちたいと思っています。</text:p>
          </table:table-cell>
          <table:table-cell office:value-type="string" office:value="わたし は ひとびと の やくにたちたい と おもって います。">
            <text:p>わたし は ひとびと の やくにたちたい と おもって います。</text:p>
          </table:table-cell>
          <table:table-cell office:value-type="string" office:value="I want to be of service to others.">
            <text:p>I want to be of service to other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1">
            <text:p>271</text:p>
          </table:table-cell>
          <table:table-cell office:value-type="string" office:value="272">
            <text:p>272</text:p>
          </table:table-cell>
          <table:table-cell office:value-type="string" office:value="273">
            <text:p>273</text:p>
          </table:table-cell>
        </table:table-row>
        <table:table-row>
          <table:table-cell office:value-type="string" office:value="寺">
            <text:p>寺</text:p>
          </table:table-cell>
          <table:table-cell office:value-type="string" office:value="てら">
            <text:p>てら</text:p>
          </table:table-cell>
          <table:table-cell office:value-type="string" office:value="temple">
            <text:p>temp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そこに古いお寺があります。">
            <text:p>あそこに古いお寺があります。</text:p>
          </table:table-cell>
          <table:table-cell office:value-type="string" office:value="あそこ に ふるい おてら が あります。">
            <text:p>あそこ に ふるい おてら が あります。</text:p>
          </table:table-cell>
          <table:table-cell office:value-type="string" office:value="There's an old temple there.">
            <text:p>There's an old temple there.</text:p>
          </table:table-cell>
          <table:table-cell office:value-type="string" office:value="京都にはお寺が多い。">
            <text:p>京都にはお寺が多い。</text:p>
          </table:table-cell>
          <table:table-cell office:value-type="string" office:value="きょうと に は おてら が おおい。">
            <text:p>きょうと に は おてら が おおい。</text:p>
          </table:table-cell>
          <table:table-cell office:value-type="string" office:value="There are a lot of temples in Kyoto.">
            <text:p>There are a lot of temples in Kyoto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4">
            <text:p>274</text:p>
          </table:table-cell>
          <table:table-cell office:value-type="string" office:value="275">
            <text:p>275</text:p>
          </table:table-cell>
          <table:table-cell office:value-type="string" office:value="276">
            <text:p>276</text:p>
          </table:table-cell>
        </table:table-row>
        <table:table-row>
          <table:table-cell office:value-type="string" office:value="鶏">
            <text:p>鶏</text:p>
          </table:table-cell>
          <table:table-cell office:value-type="string" office:value="にわとり">
            <text:p>にわとり</text:p>
          </table:table-cell>
          <table:table-cell office:value-type="string" office:value="rooster, hen">
            <text:p>rooster, h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鶏は毎朝鳴きます。">
            <text:p>その鶏は毎朝鳴きます。</text:p>
          </table:table-cell>
          <table:table-cell office:value-type="string" office:value="その にわとり は まいあさ なきます。">
            <text:p>その にわとり は まいあさ なきます。</text:p>
          </table:table-cell>
          <table:table-cell office:value-type="string" office:value="The rooster crows every morning.">
            <text:p>The rooster crows every morning.</text:p>
          </table:table-cell>
          <table:table-cell office:value-type="string" office:value="鶏が卵を生みました。">
            <text:p>鶏が卵を生みました。</text:p>
          </table:table-cell>
          <table:table-cell office:value-type="string" office:value="にわとり が たまご を うみました。">
            <text:p>にわとり が たまご を うみました。</text:p>
          </table:table-cell>
          <table:table-cell office:value-type="string" office:value="The chicken laid eggs.">
            <text:p>The chicken laid egg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7">
            <text:p>277</text:p>
          </table:table-cell>
          <table:table-cell office:value-type="string" office:value="278">
            <text:p>278</text:p>
          </table:table-cell>
          <table:table-cell office:value-type="string" office:value="279">
            <text:p>279</text:p>
          </table:table-cell>
        </table:table-row>
        <table:table-row>
          <table:table-cell office:value-type="string" office:value="港">
            <text:p>港</text:p>
          </table:table-cell>
          <table:table-cell office:value-type="string" office:value="みなと">
            <text:p>みなと</text:p>
          </table:table-cell>
          <table:table-cell office:value-type="string" office:value="port, harbor">
            <text:p>port, harb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港に船が着きました。">
            <text:p>港に船が着きました。</text:p>
          </table:table-cell>
          <table:table-cell office:value-type="string" office:value="みなと に ふね が つきました。">
            <text:p>みなと に ふね が つきました。</text:p>
          </table:table-cell>
          <table:table-cell office:value-type="string" office:value="The ship arrived at the port.">
            <text:p>The ship arrived at the port.</text:p>
          </table:table-cell>
          <table:table-cell office:value-type="string" office:value="世界最大の港は中国にあります。">
            <text:p>世界最大の港は中国にあります。</text:p>
          </table:table-cell>
          <table:table-cell office:value-type="string" office:value="せかい さいだい の みなと は ちゅうごく に あります。">
            <text:p>せかい さいだい の みなと は ちゅうごく に あります。</text:p>
          </table:table-cell>
          <table:table-cell office:value-type="string" office:value="The largest port in the world is in China.">
            <text:p>The largest port in the world is in China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0">
            <text:p>280</text:p>
          </table:table-cell>
          <table:table-cell office:value-type="string" office:value="281">
            <text:p>281</text:p>
          </table:table-cell>
          <table:table-cell office:value-type="string" office:value="282">
            <text:p>282</text:p>
          </table:table-cell>
        </table:table-row>
        <table:table-row>
          <table:table-cell office:value-type="string" office:value="移る">
            <text:p>移る</text:p>
          </table:table-cell>
          <table:table-cell office:value-type="string" office:value="うつる">
            <text:p>うつる</text:p>
          </table:table-cell>
          <table:table-cell office:value-type="string" office:value="move to, transfer to">
            <text:p>move to, transfer t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新しい会社に移った。">
            <text:p>彼女は新しい会社に移った。</text:p>
          </table:table-cell>
          <table:table-cell office:value-type="string" office:value="かのじょ は あたらしい かいしゃ に うつった。">
            <text:p>かのじょ は あたらしい かいしゃ に うつった。</text:p>
          </table:table-cell>
          <table:table-cell office:value-type="string" office:value="She moved to a new company.">
            <text:p>She moved to a new company.</text:p>
          </table:table-cell>
          <table:table-cell office:value-type="string" office:value="彼はホテルからシェアハウスに移りました。">
            <text:p>彼はホテルからシェアハウスに移りました。</text:p>
          </table:table-cell>
          <table:table-cell office:value-type="string" office:value="かれ は ホテル から シェア ハウス に うつりました。">
            <text:p>かれ は ホテル から シェア ハウス に うつりました。</text:p>
          </table:table-cell>
          <table:table-cell office:value-type="string" office:value="He moved from a hotel to a shared house.">
            <text:p>He moved from a hotel to a shared house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3">
            <text:p>283</text:p>
          </table:table-cell>
          <table:table-cell office:value-type="string" office:value="284">
            <text:p>284</text:p>
          </table:table-cell>
          <table:table-cell office:value-type="string" office:value="285">
            <text:p>285</text:p>
          </table:table-cell>
        </table:table-row>
        <table:table-row>
          <table:table-cell office:value-type="string" office:value="異なる">
            <text:p>異なる</text:p>
          </table:table-cell>
          <table:table-cell office:value-type="string" office:value="ことなる">
            <text:p>ことなる</text:p>
          </table:table-cell>
          <table:table-cell office:value-type="string" office:value="differ">
            <text:p>diff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と私はいつも意見が異なる。">
            <text:p>彼と私はいつも意見が異なる。</text:p>
          </table:table-cell>
          <table:table-cell office:value-type="string" office:value="かれ と わたし は いつも いけん が ことなる。">
            <text:p>かれ と わたし は いつも いけん が ことなる。</text:p>
          </table:table-cell>
          <table:table-cell office:value-type="string" office:value="He and I always have different opinions.">
            <text:p>He and I always have different opinions.</text:p>
          </table:table-cell>
          <table:table-cell office:value-type="string" office:value="商品を住所と異なる場所で受け取ることもできます。">
            <text:p>商品を住所と異なる場所で受け取ることもできます。</text:p>
          </table:table-cell>
          <table:table-cell office:value-type="string" office:value="しょうひん を じゅうしょ と ことなる ばしょ で うけとる こと も できます。">
            <text:p>しょうひん を じゅうしょ と ことなる ばしょ で うけとる こと も できます。</text:p>
          </table:table-cell>
          <table:table-cell office:value-type="string" office:value="You can pick up the product at a location different from your address .">
            <text:p>You can pick up the product at a location different from your address 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6">
            <text:p>286</text:p>
          </table:table-cell>
          <table:table-cell office:value-type="string" office:value="287">
            <text:p>287</text:p>
          </table:table-cell>
          <table:table-cell office:value-type="string" office:value="288">
            <text:p>288</text:p>
          </table:table-cell>
        </table:table-row>
        <table:table-row>
          <table:table-cell office:value-type="string" office:value="提供">
            <text:p>提供</text:p>
          </table:table-cell>
          <table:table-cell office:value-type="string" office:value="ていきょう">
            <text:p>ていきょう</text:p>
          </table:table-cell>
          <table:table-cell office:value-type="string" office:value="offer, provide">
            <text:p>offer, provid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がパーティー会場を提供してくれました。">
            <text:p>彼がパーティー会場を提供してくれました。</text:p>
          </table:table-cell>
          <table:table-cell office:value-type="string" office:value="かれ が パーティー かいじょう を ていきょう して くれました。">
            <text:p>かれ が パーティー かいじょう を ていきょう して くれました。</text:p>
          </table:table-cell>
          <table:table-cell office:value-type="string" office:value="He offered us a venue for the party.">
            <text:p>He offered us a venue for the party.</text:p>
          </table:table-cell>
          <table:table-cell office:value-type="string" office:value="もうすぐこのサービスの提供が中止される。">
            <text:p>もうすぐこのサービスの提供が中止される。</text:p>
          </table:table-cell>
          <table:table-cell office:value-type="string" office:value="もうすぐ この サービス の ていきょう が ちゅうし される。">
            <text:p>もうすぐ この サービス の ていきょう が ちゅうし される。</text:p>
          </table:table-cell>
          <table:table-cell office:value-type="string" office:value="The provision of the service will be cancelled soon.">
            <text:p>The provision of the service will be cancelled soon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9">
            <text:p>289</text:p>
          </table:table-cell>
          <table:table-cell office:value-type="string" office:value="290">
            <text:p>290</text:p>
          </table:table-cell>
          <table:table-cell office:value-type="string" office:value="291">
            <text:p>291</text:p>
          </table:table-cell>
        </table:table-row>
        <table:table-row>
          <table:table-cell office:value-type="string" office:value="市民">
            <text:p>市民</text:p>
          </table:table-cell>
          <table:table-cell office:value-type="string" office:value="しみん">
            <text:p>しみん</text:p>
          </table:table-cell>
          <table:table-cell office:value-type="string" office:value="citizen">
            <text:p>citiz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市民の安全は大切だ。">
            <text:p>市民の安全は大切だ。</text:p>
          </table:table-cell>
          <table:table-cell office:value-type="string" office:value="しみん の あんぜん は たいせつ だ。">
            <text:p>しみん の あんぜん は たいせつ だ。</text:p>
          </table:table-cell>
          <table:table-cell office:value-type="string" office:value="Safety of citizens is important.">
            <text:p>Safety of citizens is important.</text:p>
          </table:table-cell>
          <table:table-cell office:value-type="string" office:value="彼女はアメリカ市民になりました。">
            <text:p>彼女はアメリカ市民になりました。</text:p>
          </table:table-cell>
          <table:table-cell office:value-type="string" office:value="かのじょ は アメリカ しみん に なりました。">
            <text:p>かのじょ は アメリカ しみん に なりました。</text:p>
          </table:table-cell>
          <table:table-cell office:value-type="string" office:value="She’s become an American citizen.">
            <text:p>She’s become an American citizen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2">
            <text:p>292</text:p>
          </table:table-cell>
          <table:table-cell office:value-type="string" office:value="293">
            <text:p>293</text:p>
          </table:table-cell>
          <table:table-cell office:value-type="string" office:value="294">
            <text:p>294</text:p>
          </table:table-cell>
        </table:table-row>
        <table:table-row>
          <table:table-cell office:value-type="string" office:value="患者">
            <text:p>患者</text:p>
          </table:table-cell>
          <table:table-cell office:value-type="string" office:value="かんじゃ">
            <text:p>かんじゃ</text:p>
          </table:table-cell>
          <table:table-cell office:value-type="string" office:value="patient">
            <text:p>pati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患者は眠っています。">
            <text:p>患者は眠っています。</text:p>
          </table:table-cell>
          <table:table-cell office:value-type="string" office:value="かんじゃ は ねむって います。">
            <text:p>かんじゃ は ねむって います。</text:p>
          </table:table-cell>
          <table:table-cell office:value-type="string" office:value="The patient is sleeping.">
            <text:p>The patient is sleeping.</text:p>
          </table:table-cell>
          <table:table-cell office:value-type="string" office:value="この病院は患者さんにとても親切です。">
            <text:p>この病院は患者さんにとても親切です。</text:p>
          </table:table-cell>
          <table:table-cell office:value-type="string" office:value="この びょういん は かんじゃ さん に とても しんせつ です。">
            <text:p>この びょういん は かんじゃ さん に とても しんせつ です。</text:p>
          </table:table-cell>
          <table:table-cell office:value-type="string" office:value="This hospital is very kind to its patients.">
            <text:p>This hospital is very kind to its patients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5">
            <text:p>295</text:p>
          </table:table-cell>
          <table:table-cell office:value-type="string" office:value="296">
            <text:p>296</text:p>
          </table:table-cell>
          <table:table-cell office:value-type="string" office:value="297">
            <text:p>297</text:p>
          </table:table-cell>
        </table:table-row>
        <table:table-row>
          <table:table-cell office:value-type="string" office:value="元旦">
            <text:p>元旦</text:p>
          </table:table-cell>
          <table:table-cell office:value-type="string" office:value="がんたん">
            <text:p>がんたん</text:p>
          </table:table-cell>
          <table:table-cell office:value-type="string" office:value="morning of the January 1st, New Year's Day">
            <text:p>morning of the January 1st, New Year's 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元旦に彼から年賀状がきた。">
            <text:p>元旦に彼から年賀状がきた。</text:p>
          </table:table-cell>
          <table:table-cell office:value-type="string" office:value="がんたん に かれ から ねんがじょう が きた。">
            <text:p>がんたん に かれ から ねんがじょう が きた。</text:p>
          </table:table-cell>
          <table:table-cell office:value-type="string" office:value="I got a New Year's card from him in the morning of January 1.">
            <text:p>I got a New Year's card from him in the morning of January 1.</text:p>
          </table:table-cell>
          <table:table-cell office:value-type="string" office:value="元旦に家族で神社に行きました。">
            <text:p>元旦に家族で神社に行きました。</text:p>
          </table:table-cell>
          <table:table-cell office:value-type="string" office:value="がんたん に かぞく で じんじゃ に いきました。">
            <text:p>がんたん に かぞく で じんじゃ に いきました。</text:p>
          </table:table-cell>
          <table:table-cell office:value-type="string" office:value="I went to the shrine in the morning of New Year's Day with my family.">
            <text:p>I went to the shrine in the morning of New Year's Day with my family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8">
            <text:p>298</text:p>
          </table:table-cell>
          <table:table-cell office:value-type="string" office:value="299">
            <text:p>299</text:p>
          </table:table-cell>
          <table:table-cell office:value-type="string" office:value="300">
            <text:p>300</text:p>
          </table:table-cell>
        </table:table-row>
        <table:table-row>
          <table:table-cell office:value-type="string" office:value="元旦">
            <text:p>元旦</text:p>
          </table:table-cell>
          <table:table-cell office:value-type="string" office:value="がんたん">
            <text:p>がんたん</text:p>
          </table:table-cell>
          <table:table-cell office:value-type="string" office:value="morning of the January 1st, New Year's Day">
            <text:p>morning of the January 1st, New Year's 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元旦に彼から年賀状がきた。">
            <text:p>元旦に彼から年賀状がきた。</text:p>
          </table:table-cell>
          <table:table-cell office:value-type="string" office:value="がんたん に かれ から ねんがじょう が きた。">
            <text:p>がんたん に かれ から ねんがじょう が きた。</text:p>
          </table:table-cell>
          <table:table-cell office:value-type="string" office:value="I got a New Year's card from him in the morning of January 1.">
            <text:p>I got a New Year's card from him in the morning of January 1.</text:p>
          </table:table-cell>
          <table:table-cell office:value-type="string" office:value="元旦に家族で神社に行きました。">
            <text:p>元旦に家族で神社に行きました。</text:p>
          </table:table-cell>
          <table:table-cell office:value-type="string" office:value="がんたん に かぞく で じんじゃ に いきました。">
            <text:p>がんたん に かぞく で じんじゃ に いきました。</text:p>
          </table:table-cell>
          <table:table-cell office:value-type="string" office:value="I went to the shrine in the morning of New Year's Day with my family.">
            <text:p>I went to the shrine in the morning of New Year's Day with my family.</text:p>
          </table:table-cell>
          <table:table-cell office:value-type="string" office:value="C2K">
            <text:p>C2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1">
            <text:p>301</text:p>
          </table:table-cell>
          <table:table-cell office:value-type="string" office:value="302">
            <text:p>302</text:p>
          </table:table-cell>
          <table:table-cell office:value-type="string" office:value="303">
            <text:p>3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